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39.48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29.14mm"/>
    </style:style>
    <style:style style:name="co7" style:family="table-column">
      <style:table-column-properties fo:break-before="auto" style:column-width="44.66mm"/>
    </style:style>
    <style:style style:name="co8" style:family="table-column">
      <style:table-column-properties fo:break-before="auto" style:column-width="44.93mm"/>
    </style:style>
    <style:style style:name="co9" style:family="table-column">
      <style:table-column-properties fo:break-before="auto" style:column-width="40.3mm"/>
    </style:style>
    <style:style style:name="co10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3.53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112"/>
    <style:style style:name="ce12" style:family="table-cell" style:parent-style-name="Default" style:data-style-name="N112">
      <style:text-properties style:font-name="Liberation Sans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 style:data-style-name="N113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13">
      <style:text-properties style:font-name="Liberation Sans"/>
    </style:style>
    <style:style style:name="ce18" style:family="table-cell" style:parent-style-name="Default" style:data-style-name="N113"/>
    <style:style style:name="ce19" style:family="table-cell" style:parent-style-name="Default" style:data-style-name="N11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6" table:default-cell-style-name="Default"/>
        <table:table-row table:style-name="ro1"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Windows</text:p>
          </table:table-cell>
          <table:table-cell table:number-columns-repeated="5"/>
          <table:table-cell table:style-name="ce3" office:value-type="string" calcext:value-type="string" table:number-columns-spanned="2" table:number-rows-spanned="1">
            <text:p>Cyclone V no SVM</text:p>
          </table:table-cell>
          <table:covered-table-cell/>
          <table:table-cell table:number-columns-repeated="4"/>
          <table:table-cell table:style-name="ce3" office:value-type="string" calcext:value-type="string" table:number-columns-spanned="3" table:number-rows-spanned="1">
            <text:p>Cyclone V no SVM (noRelax)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 table:style-name="ce3" office:value-type="string" calcext:value-type="string" table:number-columns-spanned="3" table:number-rows-spanned="1">
            <text:p>Frame time (kernel related)</text:p>
          </table:table-cell>
          <table:covered-table-cell table:number-columns-repeated="2"/>
          <table:table-cell table:number-columns-repeated="3"/>
          <table:table-cell table:style-name="ce3" office:value-type="string" calcext:value-type="string" table:number-columns-spanned="3" table:number-rows-spanned="1">
            <text:p>Frame time (kernel related)</text:p>
          </table:table-cell>
          <table:covered-table-cell table:number-columns-repeated="2"/>
          <table:table-cell table:number-columns-repeated="3"/>
          <table:table-cell table:style-name="ce3" office:value-type="string" calcext:value-type="string" table:number-columns-spanned="3" table:number-rows-spanned="1">
            <text:p>Frame time (kernel related)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Agent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worst</text:p>
          </table:table-cell>
          <table:table-cell office:value-type="string" calcext:value-type="string">
            <text:p>frames</text:p>
          </table:table-cell>
          <table:table-cell/>
          <table:table-cell table:style-name="ce1" office:value-type="string" calcext:value-type="string">
            <text:p>Agent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worst</text:p>
          </table:table-cell>
          <table:table-cell office:value-type="string" calcext:value-type="string">
            <text:p>frames</text:p>
          </table:table-cell>
          <table:table-cell/>
          <table:table-cell table:style-name="ce1" office:value-type="string" calcext:value-type="string">
            <text:p>Agent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worst</text:p>
          </table:table-cell>
          <table:table-cell office:value-type="string" calcext:value-type="string">
            <text:p>frames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613101" calcext:value-type="float">
            <text:p>0.613101</text:p>
          </table:table-cell>
          <table:table-cell office:value-type="float" office:value="0.35794" calcext:value-type="float">
            <text:p>0.35794</text:p>
          </table:table-cell>
          <table:table-cell office:value-type="float" office:value="4.38452" calcext:value-type="float">
            <text:p>4.38452</text:p>
          </table:table-cell>
          <table:table-cell office:value-type="float" office:value="1713" calcext:value-type="float">
            <text:p>1713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office:value-type="float" office:value="19.168297" calcext:value-type="float">
            <text:p>19.168297</text:p>
          </table:table-cell>
          <table:table-cell office:value-type="float" office:value="27.461743" calcext:value-type="float">
            <text:p>27.461743</text:p>
          </table:table-cell>
          <table:table-cell office:value-type="float" office:value="45.86792" calcext:value-type="float">
            <text:p>45.86792</text:p>
          </table:table-cell>
          <table:table-cell office:value-type="float" office:value="698" calcext:value-type="float">
            <text:p>698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office:value-type="float" office:value="25.520673" calcext:value-type="float">
            <text:p>25.520673</text:p>
          </table:table-cell>
          <table:table-cell office:value-type="float" office:value="35.79337" calcext:value-type="float">
            <text:p>35.79337</text:p>
          </table:table-cell>
          <table:table-cell office:value-type="float" office:value="53.622007" calcext:value-type="float">
            <text:p>53.622007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/>
          <table:table-cell table:style-name="Default"/>
          <table:table-cell office:value-type="float" office:value="0.547513" calcext:value-type="float">
            <text:p>0.547513</text:p>
          </table:table-cell>
          <table:table-cell office:value-type="float" office:value="0.319622" calcext:value-type="float">
            <text:p>0.319622</text:p>
          </table:table-cell>
          <table:table-cell office:value-type="float" office:value="0.952002" calcext:value-type="float">
            <text:p>0.952002</text:p>
          </table:table-cell>
          <table:table-cell table:number-columns-repeated="9"/>
          <table:table-cell office:value-type="float" office:value="28.0188" calcext:value-type="float">
            <text:p>28.0188</text:p>
          </table:table-cell>
          <table:table-cell office:value-type="float" office:value="35.155332" calcext:value-type="float">
            <text:p>35.155332</text:p>
          </table:table-cell>
          <table:table-cell office:value-type="float" office:value="62.901974" calcext:value-type="float">
            <text:p>62.901974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/>
          <table:table-cell table:style-name="Default"/>
          <table:table-cell office:value-type="float" office:value="0.452117" calcext:value-type="float">
            <text:p>0.452117</text:p>
          </table:table-cell>
          <table:table-cell office:value-type="float" office:value="0.263933" calcext:value-type="float">
            <text:p>0.263933</text:p>
          </table:table-cell>
          <table:table-cell office:value-type="float" office:value="0.771865" calcext:value-type="float">
            <text:p>0.771865</text:p>
          </table:table-cell>
          <table:table-cell table:number-columns-repeated="9"/>
          <table:table-cell office:value-type="float" office:value="25.006192" calcext:value-type="float">
            <text:p>25.006192</text:p>
          </table:table-cell>
          <table:table-cell office:value-type="float" office:value="35.31948" calcext:value-type="float">
            <text:p>35.31948</text:p>
          </table:table-cell>
          <table:table-cell office:value-type="float" office:value="41.051865" calcext:value-type="float">
            <text:p>41.051865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/>
          <table:table-cell table:style-name="Default"/>
          <table:table-cell office:value-type="float" office:value="0.452761" calcext:value-type="float">
            <text:p>0.452761</text:p>
          </table:table-cell>
          <table:table-cell office:value-type="float" office:value="0.264309" calcext:value-type="float">
            <text:p>0.264309</text:p>
          </table:table-cell>
          <table:table-cell office:value-type="float" office:value="0.854325" calcext:value-type="float">
            <text:p>0.854325</text:p>
          </table:table-cell>
          <table:table-cell table:number-columns-repeated="9"/>
          <table:table-cell office:value-type="float" office:value="31.193443" calcext:value-type="float">
            <text:p>31.193443</text:p>
          </table:table-cell>
          <table:table-cell office:value-type="float" office:value="34.853009" calcext:value-type="float">
            <text:p>34.853009</text:p>
          </table:table-cell>
          <table:table-cell office:value-type="float" office:value="43.78891" calcext:value-type="float">
            <text:p>43.78891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/>
          <table:table-cell table:style-name="Default"/>
          <table:table-cell office:value-type="float" office:value="0.452346" calcext:value-type="float">
            <text:p>0.452346</text:p>
          </table:table-cell>
          <table:table-cell office:value-type="float" office:value="0.264067" calcext:value-type="float">
            <text:p>0.264067</text:p>
          </table:table-cell>
          <table:table-cell office:value-type="float" office:value="0.769034" calcext:value-type="float">
            <text:p>0.769034</text:p>
          </table:table-cell>
          <table:table-cell table:number-columns-repeated="9"/>
          <table:table-cell office:value-type="float" office:value="24.225428" calcext:value-type="float">
            <text:p>24.225428</text:p>
          </table:table-cell>
          <table:table-cell office:value-type="float" office:value="35.314035" calcext:value-type="float">
            <text:p>35.314035</text:p>
          </table:table-cell>
          <table:table-cell office:value-type="float" office:value="53.575039" calcext:value-type="float">
            <text:p>53.575039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3.856273" calcext:value-type="float">
            <text:p>3.856273</text:p>
          </table:table-cell>
          <table:table-cell office:value-type="float" office:value="1.467938" calcext:value-type="float">
            <text:p>1.467938</text:p>
          </table:table-cell>
          <table:table-cell office:value-type="float" office:value="24.706764" calcext:value-type="float">
            <text:p>24.706764</text:p>
          </table:table-cell>
          <table:table-cell office:value-type="float" office:value="2627" calcext:value-type="float">
            <text:p>2627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office:value-type="float" office:value="99.927553" calcext:value-type="float">
            <text:p>99.927553</text:p>
          </table:table-cell>
          <table:table-cell office:value-type="float" office:value="103.12441" calcext:value-type="float">
            <text:p>103.12441</text:p>
          </table:table-cell>
          <table:table-cell office:value-type="float" office:value="113.835812" calcext:value-type="float">
            <text:p>113.835812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office:value-type="float" office:value="23.953359" calcext:value-type="float">
            <text:p>23.953359</text:p>
          </table:table-cell>
          <table:table-cell office:value-type="float" office:value="35.277406" calcext:value-type="float">
            <text:p>35.277406</text:p>
          </table:table-cell>
          <table:table-cell office:value-type="float" office:value="43.409109" calcext:value-type="float">
            <text:p>43.40910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/>
          <table:table-cell table:style-name="Default"/>
          <table:table-cell office:value-type="float" office:value="1.403839" calcext:value-type="float">
            <text:p>1.403839</text:p>
          </table:table-cell>
          <table:table-cell office:value-type="float" office:value="0.534389" calcext:value-type="float">
            <text:p>0.534389</text:p>
          </table:table-cell>
          <table:table-cell office:value-type="float" office:value="2.032472" calcext:value-type="float">
            <text:p>2.032472</text:p>
          </table:table-cell>
          <table:table-cell table:number-columns-repeated="6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float" office:value="1.40305" calcext:value-type="float">
            <text:p>1.40305</text:p>
          </table:table-cell>
          <table:table-cell office:value-type="float" office:value="0.534389" calcext:value-type="float">
            <text:p>0.534389</text:p>
          </table:table-cell>
          <table:table-cell office:value-type="float" office:value="2.032472" calcext:value-type="float">
            <text:p>2.032472</text:p>
          </table:table-cell>
          <table:table-cell table:number-columns-repeated="8"/>
          <table:table-cell table:style-name="ce2" office:value-type="float" office:value="400" calcext:value-type="float">
            <text:p>400</text:p>
          </table:table-cell>
          <table:table-cell table:style-name="ce4" office:value-type="float" office:value="94.065434" calcext:value-type="float">
            <text:p>94.065434</text:p>
          </table:table-cell>
          <table:table-cell table:style-name="ce4" office:value-type="float" office:value="80.951321" calcext:value-type="float">
            <text:p>80.951321</text:p>
          </table:table-cell>
          <table:table-cell table:style-name="ce4" office:value-type="float" office:value="93.797922" calcext:value-type="float">
            <text:p>93.797922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/>
          <table:table-cell table:style-name="Default"/>
          <table:table-cell office:value-type="float" office:value="1.403775" calcext:value-type="float">
            <text:p>1.403775</text:p>
          </table:table-cell>
          <table:table-cell office:value-type="float" office:value="0.534364" calcext:value-type="float">
            <text:p>0.534364</text:p>
          </table:table-cell>
          <table:table-cell office:value-type="float" office:value="2.133689" calcext:value-type="float">
            <text:p>2.133689</text:p>
          </table:table-cell>
          <table:table-cell table:number-columns-repeated="9"/>
          <table:table-cell table:style-name="ce4" office:value-type="float" office:value="70.540001" calcext:value-type="float">
            <text:p>70.540001</text:p>
          </table:table-cell>
          <table:table-cell table:style-name="ce4" office:value-type="float" office:value="83.677344" calcext:value-type="float">
            <text:p>83.677344</text:p>
          </table:table-cell>
          <table:table-cell table:style-name="ce4" office:value-type="float" office:value="104.94113" calcext:value-type="float">
            <text:p>104.94113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/>
          <table:table-cell table:style-name="Default"/>
          <table:table-cell office:value-type="float" office:value="1.401192" calcext:value-type="float">
            <text:p>1.401192</text:p>
          </table:table-cell>
          <table:table-cell office:value-type="float" office:value="0.533385" calcext:value-type="float">
            <text:p>0.533385</text:p>
          </table:table-cell>
          <table:table-cell office:value-type="float" office:value="1.886664" calcext:value-type="float">
            <text:p>1.886664</text:p>
          </table:table-cell>
          <table:table-cell table:number-columns-repeated="9"/>
          <table:table-cell table:style-name="ce4" office:value-type="float" office:value="77.644047" calcext:value-type="float">
            <text:p>77.644047</text:p>
          </table:table-cell>
          <table:table-cell table:style-name="ce4" office:value-type="float" office:value="83.219771" calcext:value-type="float">
            <text:p>83.219771</text:p>
          </table:table-cell>
          <table:table-cell table:style-name="ce4" office:value-type="float" office:value="99.607944" calcext:value-type="float">
            <text:p>99.607944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/>
          <table:table-cell table:style-name="Default"/>
          <table:table-cell office:value-type="float" office:value="1.400525" calcext:value-type="float">
            <text:p>1.400525</text:p>
          </table:table-cell>
          <table:table-cell office:value-type="float" office:value="0.533127" calcext:value-type="float">
            <text:p>0.533127</text:p>
          </table:table-cell>
          <table:table-cell office:value-type="float" office:value="1.84101" calcext:value-type="float">
            <text:p>1.84101</text:p>
          </table:table-cell>
          <table:table-cell table:number-columns-repeated="2"/>
          <table:table-cell table:style-name="ce2" office:value-type="float" office:value="800" calcext:value-type="float">
            <text:p>800</text:p>
          </table:table-cell>
          <table:table-cell table:number-columns-repeated="6"/>
          <table:table-cell table:style-name="ce4" office:value-type="float" office:value="76.836047" calcext:value-type="float">
            <text:p>76.836047</text:p>
          </table:table-cell>
          <table:table-cell table:style-name="ce4" office:value-type="float" office:value="82.797464" calcext:value-type="float">
            <text:p>82.797464</text:p>
          </table:table-cell>
          <table:table-cell table:style-name="ce4" office:value-type="float" office:value="95.082998" calcext:value-type="float">
            <text:p>95.082998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/>
          <table:table-cell table:style-name="Default"/>
          <table:table-cell table:number-columns-repeated="12"/>
          <table:table-cell table:style-name="ce4" office:value-type="float" office:value="70.771343" calcext:value-type="float">
            <text:p>70.771343</text:p>
          </table:table-cell>
          <table:table-cell table:style-name="ce4" office:value-type="float" office:value="82.773501" calcext:value-type="float">
            <text:p>82.773501</text:p>
          </table:table-cell>
          <table:table-cell table:style-name="ce4" office:value-type="float" office:value="108.511925" calcext:value-type="float">
            <text:p>108.511925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/>
          <table:table-cell table:style-name="Default"/>
          <table:table-cell table:number-columns-repeated="12"/>
          <table:table-cell table:style-name="ce4" office:value-type="float" office:value="72.682724" calcext:value-type="float">
            <text:p>72.682724</text:p>
          </table:table-cell>
          <table:table-cell table:style-name="ce4" office:value-type="float" office:value="82.876538" calcext:value-type="float">
            <text:p>82.876538</text:p>
          </table:table-cell>
          <table:table-cell table:style-name="ce4" office:value-type="float" office:value="108.679056" calcext:value-type="float">
            <text:p>108.679056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Cyclone V no SVM (noRelax)</text:p>
          </table:table-cell>
          <table:covered-table-cell table:number-columns-repeated="2"/>
          <table:table-cell table:number-columns-repeated="10"/>
          <table:table-cell table:style-name="ce4" office:value-type="float" office:value="73.988432" calcext:value-type="float">
            <text:p>73.988432</text:p>
          </table:table-cell>
          <table:table-cell table:style-name="ce4" office:value-type="float" office:value="82.118126" calcext:value-type="float">
            <text:p>82.118126</text:p>
          </table:table-cell>
          <table:table-cell table:style-name="ce4" office:value-type="float" office:value="93.991995" calcext:value-type="float">
            <text:p>93.991995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/>
          <table:table-cell table:style-name="Default"/>
          <table:table-cell table:style-name="ce3" office:value-type="string" calcext:value-type="string" table:number-columns-spanned="3" table:number-rows-spanned="1">
            <text:p>Frame time (kernel related)</text:p>
          </table:table-cell>
          <table:covered-table-cell table:number-columns-repeated="2"/>
          <table:table-cell table:number-columns-repeated="9"/>
          <table:table-cell table:style-name="ce4" office:value-type="float" office:value="75.51906" calcext:value-type="float">
            <text:p>75.51906</text:p>
          </table:table-cell>
          <table:table-cell table:style-name="ce4" office:value-type="float" office:value="83.079274" calcext:value-type="float">
            <text:p>83.079274</text:p>
          </table:table-cell>
          <table:table-cell table:style-name="ce4" office:value-type="float" office:value="94.885826" calcext:value-type="float">
            <text:p>94.885826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/>
          <table:table-cell table:style-name="ce1" office:value-type="string" calcext:value-type="string">
            <text:p>Agent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worst</text:p>
          </table:table-cell>
          <table:table-cell office:value-type="string" calcext:value-type="string">
            <text:p>frames</text:p>
          </table:table-cell>
          <table:table-cell table:number-columns-repeated="7"/>
          <table:table-cell table:style-name="ce2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9.247516" calcext:value-type="float">
            <text:p>29.247516</text:p>
          </table:table-cell>
          <table:table-cell office:value-type="float" office:value="31.584791" calcext:value-type="float">
            <text:p>31.584791</text:p>
          </table:table-cell>
          <table:table-cell office:value-type="float" office:value="36.254883" calcext:value-type="float">
            <text:p>36.254883</text:p>
          </table:table-cell>
          <table:table-cell office:value-type="float" office:value="926" calcext:value-type="float">
            <text:p>9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3.600581" calcext:value-type="float">
            <text:p>33.600581</text:p>
          </table:table-cell>
          <table:table-cell office:value-type="float" office:value="32.370502" calcext:value-type="float">
            <text:p>32.370502</text:p>
          </table:table-cell>
          <table:table-cell office:value-type="float" office:value="48.957109" calcext:value-type="float">
            <text:p>48.957109</text:p>
          </table:table-cell>
          <table:table-cell office:value-type="float" office:value="1038" calcext:value-type="float">
            <text:p>10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2.350045" calcext:value-type="float">
            <text:p>32.350045</text:p>
          </table:table-cell>
          <table:table-cell office:value-type="float" office:value="32.317727" calcext:value-type="float">
            <text:p>32.317727</text:p>
          </table:table-cell>
          <table:table-cell office:value-type="float" office:value="47.974825" calcext:value-type="float">
            <text:p>47.974825</text:p>
          </table:table-cell>
          <table:table-cell office:value-type="float" office:value="1001" calcext:value-type="float">
            <text:p>10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9.972301" calcext:value-type="float">
            <text:p>29.972301</text:p>
          </table:table-cell>
          <table:table-cell office:value-type="float" office:value="32.507918" calcext:value-type="float">
            <text:p>32.507918</text:p>
          </table:table-cell>
          <table:table-cell office:value-type="float" office:value="48.459053" calcext:value-type="float">
            <text:p>48.459053</text:p>
          </table:table-cell>
          <table:table-cell office:value-type="float" office:value="922" calcext:value-type="float">
            <text:p>92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9.315923" calcext:value-type="float">
            <text:p>29.315923</text:p>
          </table:table-cell>
          <table:table-cell office:value-type="float" office:value="32.357531" calcext:value-type="float">
            <text:p>32.357531</text:p>
          </table:table-cell>
          <table:table-cell office:value-type="float" office:value="48.809052" calcext:value-type="float">
            <text:p>48.809052</text:p>
          </table:table-cell>
          <table:table-cell office:value-type="float" office:value="906" calcext:value-type="float">
            <text:p>9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6.562131" calcext:value-type="float">
            <text:p>26.562131</text:p>
          </table:table-cell>
          <table:table-cell office:value-type="float" office:value="28.871882" calcext:value-type="float">
            <text:p>28.871882</text:p>
          </table:table-cell>
          <table:table-cell office:value-type="float" office:value="44.579029" calcext:value-type="float">
            <text:p>44.579029</text:p>
          </table:table-cell>
          <table:table-cell office:value-type="float" office:value="920" calcext:value-type="float">
            <text:p>92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4" office:value-type="float" office:value="113.761366" calcext:value-type="float">
            <text:p>113.761366</text:p>
          </table:table-cell>
          <table:table-cell table:style-name="ce4" office:value-type="float" office:value="80.283251" calcext:value-type="float">
            <text:p>80.283251</text:p>
          </table:table-cell>
          <table:table-cell table:style-name="ce4" office:value-type="float" office:value="99.696875" calcext:value-type="float">
            <text:p>99.696875</text:p>
          </table:table-cell>
          <table:table-cell office:value-type="float" office:value="1417" calcext:value-type="float">
            <text:p>14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4" office:value-type="float" office:value="108.039791" calcext:value-type="float">
            <text:p>108.039791</text:p>
          </table:table-cell>
          <table:table-cell table:style-name="ce4" office:value-type="float" office:value="78.289704" calcext:value-type="float">
            <text:p>78.289704</text:p>
          </table:table-cell>
          <table:table-cell table:style-name="ce4" office:value-type="float" office:value="84.531069" calcext:value-type="float">
            <text:p>84.531069</text:p>
          </table:table-cell>
          <table:table-cell office:value-type="float" office:value="1380" calcext:value-type="float">
            <text:p>138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4" office:value-type="float" office:value="113.448253" calcext:value-type="float">
            <text:p>113.448253</text:p>
          </table:table-cell>
          <table:table-cell table:style-name="ce4" office:value-type="float" office:value="77.757542" calcext:value-type="float">
            <text:p>77.757542</text:p>
          </table:table-cell>
          <table:table-cell table:style-name="ce4" office:value-type="float" office:value="85.506916" calcext:value-type="float">
            <text:p>85.506916</text:p>
          </table:table-cell>
          <table:table-cell office:value-type="float" office:value="1459" calcext:value-type="float">
            <text:p>145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4" office:value-type="float" office:value="121.831422" calcext:value-type="float">
            <text:p>121.831422</text:p>
          </table:table-cell>
          <table:table-cell table:style-name="ce4" office:value-type="float" office:value="80.152251" calcext:value-type="float">
            <text:p>80.152251</text:p>
          </table:table-cell>
          <table:table-cell table:style-name="ce4" office:value-type="float" office:value="97.354174" calcext:value-type="float">
            <text:p>97.354174</text:p>
          </table:table-cell>
          <table:table-cell office:value-type="float" office:value="1520" calcext:value-type="float">
            <text:p>152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4" office:value-type="float" office:value="103.536124" calcext:value-type="float">
            <text:p>103.536124</text:p>
          </table:table-cell>
          <table:table-cell table:style-name="ce4" office:value-type="float" office:value="78.734695" calcext:value-type="float">
            <text:p>78.734695</text:p>
          </table:table-cell>
          <table:table-cell table:style-name="ce4" office:value-type="float" office:value="88.017941" calcext:value-type="float">
            <text:p>88.017941</text:p>
          </table:table-cell>
          <table:table-cell office:value-type="float" office:value="1315" calcext:value-type="float">
            <text:p>13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4" office:value-type="float" office:value="102.489436" calcext:value-type="float">
            <text:p>102.489436</text:p>
          </table:table-cell>
          <table:table-cell table:style-name="ce4" office:value-type="float" office:value="79.203583" calcext:value-type="float">
            <text:p>79.203583</text:p>
          </table:table-cell>
          <table:table-cell table:style-name="ce4" office:value-type="float" office:value="103.560925" calcext:value-type="float">
            <text:p>103.560925</text:p>
          </table:table-cell>
          <table:table-cell office:value-type="float" office:value="1294" calcext:value-type="float">
            <text:p>12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style-name="ce4" office:value-type="float" office:value="545.190628" calcext:value-type="float">
            <text:p>545.190628</text:p>
          </table:table-cell>
          <table:table-cell table:style-name="ce4" office:value-type="float" office:value="296.299254" calcext:value-type="float">
            <text:p>296.299254</text:p>
          </table:table-cell>
          <table:table-cell table:style-name="ce4" office:value-type="float" office:value="325.670958" calcext:value-type="float">
            <text:p>325.670958</text:p>
          </table:table-cell>
          <table:table-cell office:value-type="float" office:value="1840" calcext:value-type="float">
            <text:p>184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562.323617" calcext:value-type="float">
            <text:p>562.323617</text:p>
          </table:table-cell>
          <table:table-cell office:value-type="float" office:value="295.804112" calcext:value-type="float">
            <text:p>295.804112</text:p>
          </table:table-cell>
          <table:table-cell office:value-type="float" office:value="329.416037" calcext:value-type="float">
            <text:p>329.416037</text:p>
          </table:table-cell>
          <table:table-cell office:value-type="float" office:value="1901" calcext:value-type="float">
            <text:p>19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598.595909" calcext:value-type="float">
            <text:p>598.595909</text:p>
          </table:table-cell>
          <table:table-cell office:value-type="float" office:value="296.775364" calcext:value-type="float">
            <text:p>296.775364</text:p>
          </table:table-cell>
          <table:table-cell office:value-type="float" office:value="327.548981" calcext:value-type="float">
            <text:p>327.548981</text:p>
          </table:table-cell>
          <table:table-cell office:value-type="float" office:value="2017" calcext:value-type="float">
            <text:p>20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631.479864" calcext:value-type="float">
            <text:p>631.479864</text:p>
          </table:table-cell>
          <table:table-cell office:value-type="float" office:value="301.710399" calcext:value-type="float">
            <text:p>301.710399</text:p>
          </table:table-cell>
          <table:table-cell office:value-type="float" office:value="348.143101" calcext:value-type="float">
            <text:p>348.143101</text:p>
          </table:table-cell>
          <table:table-cell office:value-type="float" office:value="2093" calcext:value-type="float">
            <text:p>209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559.634122" calcext:value-type="float">
            <text:p>559.634122</text:p>
          </table:table-cell>
          <table:table-cell office:value-type="float" office:value="301.527005" calcext:value-type="float">
            <text:p>301.527005</text:p>
          </table:table-cell>
          <table:table-cell office:value-type="float" office:value="330.794096" calcext:value-type="float">
            <text:p>330.794096</text:p>
          </table:table-cell>
          <table:table-cell office:value-type="float" office:value="1856" calcext:value-type="float">
            <text:p>1856</text:p>
          </table:table-cell>
          <table:table-cell table:number-columns-repeated="12"/>
        </table:table-row>
      </table:table>
      <table:table table:name="NO SVM" table:style-name="ta1">
        <table:shapes>
          <draw:frame draw:z-index="0" draw:style-name="gr1" draw:text-style-name="P1" svg:width="133.78mm" svg:height="101.54mm" svg:x="158.25mm" svg:y="89.44mm">
            <loext:p draw:notify-on-update-of-ranges="'NO SVM'.H13:'NO SVM'.H17 'NO SVM'.H13:'NO SVM'.H17 'NO SVM'.I12:'NO SVM'.I12 'NO SVM'.I13:'NO SVM'.I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2.13mm" svg:height="110.76mm" svg:x="307.57mm" svg:y="99.34mm">
            <loext:p draw:notify-on-update-of-ranges="'NO SVM'.H13:'NO SVM'.H17 'NO SVM'.H13:'NO SVM'.H17 'NO SVM'.J12:'NO SVM'.J12 'NO SVM'.J13:'NO SVM'.J17 'NO SVM'.H13:'NO SVM'.H17 'NO SVM'.K12:'NO SVM'.K12 'NO SVM'.K13:'NO SVM'.K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6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Cyclone V no SVM (noRelax)</text:p>
          </table:table-cell>
          <table:covered-table-cell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style-name="ce7" office:value-type="string" calcext:value-type="string" table:number-columns-spanned="3" table:number-rows-spanned="1">
            <text:p>Frame time (kernel related)</text:p>
          </table:table-cell>
          <table:covered-table-cell table:number-columns-repeated="2"/>
          <table:table-cell table:number-columns-repeated="3"/>
          <table:table-cell table:style-name="ce7" office:value-type="string" calcext:value-type="string" table:number-columns-spanned="3" table:number-rows-spanned="1">
            <text:p>Frame time (kernel related)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5" office:value-type="string" calcext:value-type="string">
            <text:p>Agents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worst</text:p>
          </table:table-cell>
          <table:table-cell office:value-type="string" calcext:value-type="string">
            <text:p>frames</text:p>
          </table:table-cell>
          <table:table-cell/>
          <table:table-cell table:style-name="ce5" office:value-type="string" calcext:value-type="string">
            <text:p>Agents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worst</text:p>
          </table:table-cell>
          <table:table-cell office:value-type="string" calcext:value-type="string">
            <text:p>frames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.88305" calcext:value-type="float">
            <text:p>5.88305</text:p>
          </table:table-cell>
          <table:table-cell office:value-type="float" office:value="9.264645" calcext:value-type="float">
            <text:p>9.264645</text:p>
          </table:table-cell>
          <table:table-cell office:value-type="float" office:value="26.19195" calcext:value-type="float">
            <text:p>26.19195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9" table:formula="of:=AVERAGE([.C5:.C9])" office:value-type="float" office:value="5.6868286" calcext:value-type="float">
            <text:p>5.6868286</text:p>
          </table:table-cell>
          <table:table-cell table:style-name="ce9" table:formula="of:=AVERAGE([.D5:.D9])" office:value-type="float" office:value="9.1640504" calcext:value-type="float">
            <text:p>9.1640504</text:p>
          </table:table-cell>
          <table:table-cell table:style-name="ce9" table:formula="of:=AVERAGE([.E5:.E9])" office:value-type="float" office:value="21.7301846" calcext:value-type="float">
            <text:p>21.7301846</text:p>
          </table:table-cell>
          <table:table-cell table:style-name="ce9" table:formula="of:=AVERAGE([.F5:.F9])" office:value-type="float" office:value="620.6" calcext:value-type="float">
            <text:p>620.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.954154" calcext:value-type="float">
            <text:p>5.954154</text:p>
          </table:table-cell>
          <table:table-cell office:value-type="float" office:value="9.202712" calcext:value-type="float">
            <text:p>9.202712</text:p>
          </table:table-cell>
          <table:table-cell office:value-type="float" office:value="15.360832" calcext:value-type="float">
            <text:p>15.360832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9" table:formula="of:=AVERAGE([.C10:.C15])" office:value-type="float" office:value="30.1747495" calcext:value-type="float">
            <text:p>30.1747495</text:p>
          </table:table-cell>
          <table:table-cell table:style-name="ce9" table:formula="of:=AVERAGE([.D10:.D15])" office:value-type="float" office:value="31.6683918333333" calcext:value-type="float">
            <text:p>31.6683918333</text:p>
          </table:table-cell>
          <table:table-cell table:style-name="ce9" table:formula="of:=AVERAGE([.E10:.E15])" office:value-type="float" office:value="45.8389918333333" calcext:value-type="float">
            <text:p>45.8389918333</text:p>
          </table:table-cell>
          <table:table-cell table:style-name="ce9" table:formula="of:=AVERAGE([.F10:.F15])" office:value-type="float" office:value="952.166666666667" calcext:value-type="float">
            <text:p>952.166666666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6.000429" calcext:value-type="float">
            <text:p>6.000429</text:p>
          </table:table-cell>
          <table:table-cell office:value-type="float" office:value="9.050421" calcext:value-type="float">
            <text:p>9.050421</text:p>
          </table:table-cell>
          <table:table-cell office:value-type="float" office:value="30.869961" calcext:value-type="float">
            <text:p>30.869961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9" table:formula="of:=AVERAGE([.C16:.C21])" office:value-type="float" office:value="110.517732" calcext:value-type="float">
            <text:p>110.517732</text:p>
          </table:table-cell>
          <table:table-cell table:style-name="ce9" table:formula="of:=AVERAGE([.D16:.D21])" office:value-type="float" office:value="79.070171" calcext:value-type="float">
            <text:p>79.070171</text:p>
          </table:table-cell>
          <table:table-cell table:style-name="ce9" table:formula="of:=AVERAGE([.E16:.E21])" office:value-type="float" office:value="93.1113166666667" calcext:value-type="float">
            <text:p>93.1113166667</text:p>
          </table:table-cell>
          <table:table-cell table:style-name="ce9" table:formula="of:=AVERAGE([.F16:.F21])" office:value-type="float" office:value="1397.5" calcext:value-type="float">
            <text:p>1397.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.307979" calcext:value-type="float">
            <text:p>5.307979</text:p>
          </table:table-cell>
          <table:table-cell office:value-type="float" office:value="9.089005" calcext:value-type="float">
            <text:p>9.089005</text:p>
          </table:table-cell>
          <table:table-cell office:value-type="float" office:value="15.426159" calcext:value-type="float">
            <text:p>15.426159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9" table:formula="of:=AVERAGE([.C22:.C26])" office:value-type="float" office:value="282.3621406" calcext:value-type="float">
            <text:p>282.3621406</text:p>
          </table:table-cell>
          <table:table-cell table:style-name="ce9" table:formula="of:=AVERAGE([.D22:.D26])" office:value-type="float" office:value="163.4249068" calcext:value-type="float">
            <text:p>163.4249068</text:p>
          </table:table-cell>
          <table:table-cell table:style-name="ce9" table:formula="of:=AVERAGE([.E22:.E26])" office:value-type="float" office:value="187.146568" calcext:value-type="float">
            <text:p>187.146568</text:p>
          </table:table-cell>
          <table:table-cell table:style-name="ce9" table:formula="of:=AVERAGE([.F22:.F26])" office:value-type="float" office:value="1727.6" calcext:value-type="float">
            <text:p>1727.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.288531" calcext:value-type="float">
            <text:p>5.288531</text:p>
          </table:table-cell>
          <table:table-cell office:value-type="float" office:value="9.213469" calcext:value-type="float">
            <text:p>9.213469</text:p>
          </table:table-cell>
          <table:table-cell office:value-type="float" office:value="20.802021" calcext:value-type="float">
            <text:p>20.802021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ce9" table:formula="of:=AVERAGE([.C27:.C31])" office:value-type="float" office:value="579.444828" calcext:value-type="float">
            <text:p>579.444828</text:p>
          </table:table-cell>
          <table:table-cell table:style-name="ce9" table:formula="of:=AVERAGE([.D27:.D31])" office:value-type="float" office:value="298.4232268" calcext:value-type="float">
            <text:p>298.4232268</text:p>
          </table:table-cell>
          <table:table-cell table:style-name="ce9" table:formula="of:=AVERAGE([.E27:.E31])" office:value-type="float" office:value="332.3146346" calcext:value-type="float">
            <text:p>332.3146346</text:p>
          </table:table-cell>
          <table:table-cell table:style-name="ce9" table:formula="of:=AVERAGE([.F27:.F31])" office:value-type="float" office:value="1941.4" calcext:value-type="float">
            <text:p>1941.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9.247516" calcext:value-type="float">
            <text:p>29.247516</text:p>
          </table:table-cell>
          <table:table-cell office:value-type="float" office:value="31.584791" calcext:value-type="float">
            <text:p>31.584791</text:p>
          </table:table-cell>
          <table:table-cell office:value-type="float" office:value="36.254883" calcext:value-type="float">
            <text:p>36.254883</text:p>
          </table:table-cell>
          <table:table-cell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3.600581" calcext:value-type="float">
            <text:p>33.600581</text:p>
          </table:table-cell>
          <table:table-cell office:value-type="float" office:value="32.370502" calcext:value-type="float">
            <text:p>32.370502</text:p>
          </table:table-cell>
          <table:table-cell office:value-type="float" office:value="48.957109" calcext:value-type="float">
            <text:p>48.957109</text:p>
          </table:table-cell>
          <table:table-cell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2.350045" calcext:value-type="float">
            <text:p>32.350045</text:p>
          </table:table-cell>
          <table:table-cell office:value-type="float" office:value="32.317727" calcext:value-type="float">
            <text:p>32.317727</text:p>
          </table:table-cell>
          <table:table-cell office:value-type="float" office:value="47.974825" calcext:value-type="float">
            <text:p>47.974825</text:p>
          </table:table-cell>
          <table:table-cell office:value-type="float" office:value="1001" calcext:value-type="float">
            <text:p>1001</text:p>
          </table:table-cell>
          <table:table-cell/>
          <table:table-cell table:style-name="ce5" office:value-type="string" calcext:value-type="string">
            <text:p>No. of agents</text:p>
          </table:table-cell>
          <table:table-cell table:style-name="ce5" office:value-type="string" calcext:value-type="string">
            <text:p>Total time (s)</text:p>
          </table:table-cell>
          <table:table-cell table:style-name="ce5" office:value-type="string" calcext:value-type="string">
            <text:p>Avg. frame time (ms)</text:p>
          </table:table-cell>
          <table:table-cell table:style-name="ce5" office:value-type="string" calcext:value-type="string">
            <text:p>Worst frame time (ms)</text:p>
          </table:table-cell>
          <table:table-cell office:value-type="string" calcext:value-type="string">
            <text:p>No. of frames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9.972301" calcext:value-type="float">
            <text:p>29.972301</text:p>
          </table:table-cell>
          <table:table-cell office:value-type="float" office:value="32.507918" calcext:value-type="float">
            <text:p>32.507918</text:p>
          </table:table-cell>
          <table:table-cell office:value-type="float" office:value="48.459053" calcext:value-type="float">
            <text:p>48.459053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9.315923" calcext:value-type="float">
            <text:p>29.315923</text:p>
          </table:table-cell>
          <table:table-cell office:value-type="float" office:value="32.357531" calcext:value-type="float">
            <text:p>32.357531</text:p>
          </table:table-cell>
          <table:table-cell office:value-type="float" office:value="48.809052" calcext:value-type="float">
            <text:p>48.809052</text:p>
          </table:table-cell>
          <table:table-cell office:value-type="float" office:value="906" calcext:value-type="float">
            <text:p>906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I$5]/[.I6]" office:value-type="float" office:value="0.188463158575683" calcext:value-type="float">
            <text:p>0.1884631586</text:p>
          </table:table-cell>
          <table:table-cell table:formula="of:=[.J$5]/[.J6]" office:value-type="float" office:value="0.289375300401398" calcext:value-type="float">
            <text:p>0.2893753004</text:p>
          </table:table-cell>
          <table:table-cell table:formula="of:=[.K$5]/[.K6]" office:value-type="float" office:value="0.474054592627367" calcext:value-type="float">
            <text:p>0.4740545926</text:p>
          </table:table-cell>
          <table:table-cell table:formula="of:=[.L$5]/[.L6]" office:value-type="float" office:value="0.651776649746193" calcext:value-type="float">
            <text:p>0.651776649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6.562131" calcext:value-type="float">
            <text:p>26.562131</text:p>
          </table:table-cell>
          <table:table-cell office:value-type="float" office:value="28.871882" calcext:value-type="float">
            <text:p>28.871882</text:p>
          </table:table-cell>
          <table:table-cell office:value-type="float" office:value="44.579029" calcext:value-type="float">
            <text:p>44.579029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I$5]/[.I7]" office:value-type="float" office:value="0.0514562550016861" calcext:value-type="float">
            <text:p>0.051456255</text:p>
          </table:table-cell>
          <table:table-cell table:formula="of:=[.J$5]/[.J7]" office:value-type="float" office:value="0.115897692949216" calcext:value-type="float">
            <text:p>0.1158976929</text:p>
          </table:table-cell>
          <table:table-cell table:formula="of:=[.K$5]/[.K7]" office:value-type="float" office:value="0.233378555667866" calcext:value-type="float">
            <text:p>0.2333785557</text:p>
          </table:table-cell>
          <table:table-cell table:formula="of:=[.L$5]/[.L7]" office:value-type="float" office:value="0.444078711985689" calcext:value-type="float">
            <text:p>0.444078712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8" office:value-type="float" office:value="113.761366" calcext:value-type="float">
            <text:p>113.761366</text:p>
          </table:table-cell>
          <table:table-cell table:style-name="ce8" office:value-type="float" office:value="80.283251" calcext:value-type="float">
            <text:p>80.283251</text:p>
          </table:table-cell>
          <table:table-cell table:style-name="ce8" office:value-type="float" office:value="99.696875" calcext:value-type="float">
            <text:p>99.696875</text:p>
          </table:table-cell>
          <table:table-cell office:value-type="float" office:value="1417" calcext:value-type="float">
            <text:p>1417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I$5]/[.I8]" office:value-type="float" office:value="0.020140195098096" calcext:value-type="float">
            <text:p>0.0201401951</text:p>
          </table:table-cell>
          <table:table-cell table:formula="of:=[.J$5]/[.J8]" office:value-type="float" office:value="0.0560749923585087" calcext:value-type="float">
            <text:p>0.0560749924</text:p>
          </table:table-cell>
          <table:table-cell table:formula="of:=[.K$5]/[.K8]" office:value-type="float" office:value="0.11611318781972" calcext:value-type="float">
            <text:p>0.1161131878</text:p>
          </table:table-cell>
          <table:table-cell table:formula="of:=[.L$5]/[.L8]" office:value-type="float" office:value="0.359226672840935" calcext:value-type="float">
            <text:p>0.3592266728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8" office:value-type="float" office:value="108.039791" calcext:value-type="float">
            <text:p>108.039791</text:p>
          </table:table-cell>
          <table:table-cell table:style-name="ce8" office:value-type="float" office:value="78.289704" calcext:value-type="float">
            <text:p>78.289704</text:p>
          </table:table-cell>
          <table:table-cell table:style-name="ce8" office:value-type="float" office:value="84.531069" calcext:value-type="float">
            <text:p>84.531069</text:p>
          </table:table-cell>
          <table:table-cell office:value-type="float" office:value="1380" calcext:value-type="float">
            <text:p>1380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I$5]/[.I9]" office:value-type="float" office:value="0.00981427104911531" calcext:value-type="float">
            <text:p>0.009814271</text:p>
          </table:table-cell>
          <table:table-cell table:formula="of:=[.J$5]/[.J9]" office:value-type="float" office:value="0.0307082344034221" calcext:value-type="float">
            <text:p>0.0307082344</text:p>
          </table:table-cell>
          <table:table-cell table:formula="of:=[.K$5]/[.K9]" office:value-type="float" office:value="0.0653903931319671" calcext:value-type="float">
            <text:p>0.0653903931</text:p>
          </table:table-cell>
          <table:table-cell table:formula="of:=[.L$5]/[.L9]" office:value-type="float" office:value="0.319666220253425" calcext:value-type="float">
            <text:p>0.3196662203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8" office:value-type="float" office:value="113.448253" calcext:value-type="float">
            <text:p>113.448253</text:p>
          </table:table-cell>
          <table:table-cell table:style-name="ce8" office:value-type="float" office:value="77.757542" calcext:value-type="float">
            <text:p>77.757542</text:p>
          </table:table-cell>
          <table:table-cell table:style-name="ce8" office:value-type="float" office:value="85.506916" calcext:value-type="float">
            <text:p>85.506916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8" office:value-type="float" office:value="121.831422" calcext:value-type="float">
            <text:p>121.831422</text:p>
          </table:table-cell>
          <table:table-cell table:style-name="ce8" office:value-type="float" office:value="80.152251" calcext:value-type="float">
            <text:p>80.152251</text:p>
          </table:table-cell>
          <table:table-cell table:style-name="ce8" office:value-type="float" office:value="97.354174" calcext:value-type="float">
            <text:p>97.354174</text:p>
          </table:table-cell>
          <table:table-cell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8" office:value-type="float" office:value="103.536124" calcext:value-type="float">
            <text:p>103.536124</text:p>
          </table:table-cell>
          <table:table-cell table:style-name="ce8" office:value-type="float" office:value="78.734695" calcext:value-type="float">
            <text:p>78.734695</text:p>
          </table:table-cell>
          <table:table-cell table:style-name="ce8" office:value-type="float" office:value="88.017941" calcext:value-type="float">
            <text:p>88.017941</text:p>
          </table:table-cell>
          <table:table-cell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8" office:value-type="float" office:value="102.489436" calcext:value-type="float">
            <text:p>102.489436</text:p>
          </table:table-cell>
          <table:table-cell table:style-name="ce8" office:value-type="float" office:value="79.203583" calcext:value-type="float">
            <text:p>79.203583</text:p>
          </table:table-cell>
          <table:table-cell table:style-name="ce8" office:value-type="float" office:value="103.560925" calcext:value-type="float">
            <text:p>103.560925</text:p>
          </table:table-cell>
          <table:table-cell office:value-type="float" office:value="1294" calcext:value-type="float">
            <text:p>1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261.531463" calcext:value-type="float">
            <text:p>261.531463</text:p>
          </table:table-cell>
          <table:table-cell office:value-type="float" office:value="158.985692" calcext:value-type="float">
            <text:p>158.985692</text:p>
          </table:table-cell>
          <table:table-cell office:value-type="float" office:value="175.889015" calcext:value-type="float">
            <text:p>175.889015</text:p>
          </table:table-cell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310.909599" calcext:value-type="float">
            <text:p>310.909599</text:p>
          </table:table-cell>
          <table:table-cell office:value-type="float" office:value="162.779895" calcext:value-type="float">
            <text:p>162.779895</text:p>
          </table:table-cell>
          <table:table-cell office:value-type="float" office:value="203.197002" calcext:value-type="float">
            <text:p>203.197002</text:p>
          </table:table-cell>
          <table:table-cell office:value-type="float" office:value="1910" calcext:value-type="float">
            <text:p>19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258.727976" calcext:value-type="float">
            <text:p>258.727976</text:p>
          </table:table-cell>
          <table:table-cell office:value-type="float" office:value="164.794889" calcext:value-type="float">
            <text:p>164.794889</text:p>
          </table:table-cell>
          <table:table-cell office:value-type="float" office:value="182.003021" calcext:value-type="float">
            <text:p>182.003021</text:p>
          </table:table-cell>
          <table:table-cell office:value-type="float" office:value="1570" calcext:value-type="float">
            <text:p>15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292.250945" calcext:value-type="float">
            <text:p>292.250945</text:p>
          </table:table-cell>
          <table:table-cell office:value-type="float" office:value="165.675139" calcext:value-type="float">
            <text:p>165.675139</text:p>
          </table:table-cell>
          <table:table-cell office:value-type="float" office:value="192.125797" calcext:value-type="float">
            <text:p>192.125797</text:p>
          </table:table-cell>
          <table:table-cell office:value-type="float" office:value="1764" calcext:value-type="float">
            <text:p>1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288.39072" calcext:value-type="float">
            <text:p>288.39072</text:p>
          </table:table-cell>
          <table:table-cell office:value-type="float" office:value="164.888919" calcext:value-type="float">
            <text:p>164.888919</text:p>
          </table:table-cell>
          <table:table-cell office:value-type="float" office:value="182.518005" calcext:value-type="float">
            <text:p>182.518005</text:p>
          </table:table-cell>
          <table:table-cell office:value-type="float" office:value="1749" calcext:value-type="float">
            <text:p>1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style-name="ce8" office:value-type="float" office:value="545.190628" calcext:value-type="float">
            <text:p>545.190628</text:p>
          </table:table-cell>
          <table:table-cell table:style-name="ce8" office:value-type="float" office:value="296.299254" calcext:value-type="float">
            <text:p>296.299254</text:p>
          </table:table-cell>
          <table:table-cell table:style-name="ce8" office:value-type="float" office:value="325.670958" calcext:value-type="float">
            <text:p>325.670958</text:p>
          </table:table-cell>
          <table:table-cell office:value-type="float" office:value="1840" calcext:value-type="float">
            <text:p>18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562.323617" calcext:value-type="float">
            <text:p>562.323617</text:p>
          </table:table-cell>
          <table:table-cell office:value-type="float" office:value="295.804112" calcext:value-type="float">
            <text:p>295.804112</text:p>
          </table:table-cell>
          <table:table-cell office:value-type="float" office:value="329.416037" calcext:value-type="float">
            <text:p>329.416037</text:p>
          </table:table-cell>
          <table:table-cell office:value-type="float" office:value="1901" calcext:value-type="float">
            <text:p>19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598.595909" calcext:value-type="float">
            <text:p>598.595909</text:p>
          </table:table-cell>
          <table:table-cell office:value-type="float" office:value="296.775364" calcext:value-type="float">
            <text:p>296.775364</text:p>
          </table:table-cell>
          <table:table-cell office:value-type="float" office:value="327.548981" calcext:value-type="float">
            <text:p>327.548981</text:p>
          </table:table-cell>
          <table:table-cell office:value-type="float" office:value="2017" calcext:value-type="float">
            <text:p>20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631.479864" calcext:value-type="float">
            <text:p>631.479864</text:p>
          </table:table-cell>
          <table:table-cell office:value-type="float" office:value="301.710399" calcext:value-type="float">
            <text:p>301.710399</text:p>
          </table:table-cell>
          <table:table-cell office:value-type="float" office:value="348.143101" calcext:value-type="float">
            <text:p>348.143101</text:p>
          </table:table-cell>
          <table:table-cell office:value-type="float" office:value="2093" calcext:value-type="float">
            <text:p>2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559.634122" calcext:value-type="float">
            <text:p>559.634122</text:p>
          </table:table-cell>
          <table:table-cell office:value-type="float" office:value="301.527005" calcext:value-type="float">
            <text:p>301.527005</text:p>
          </table:table-cell>
          <table:table-cell office:value-type="float" office:value="330.794096" calcext:value-type="float">
            <text:p>330.794096</text:p>
          </table:table-cell>
          <table:table-cell office:value-type="float" office:value="1856" calcext:value-type="float">
            <text:p>1856</text:p>
          </table:table-cell>
          <table:table-cell table:number-columns-repeated="6"/>
        </table:table-row>
      </table:table>
      <table:table table:name="WINDOWS" table:style-name="ta1">
        <table:shapes>
          <draw:frame draw:z-index="0" draw:style-name="gr1" draw:text-style-name="P1" svg:width="136.7mm" svg:height="89.99mm" svg:x="150.15mm" svg:y="100.87mm">
            <loext:p draw:notify-on-update-of-ranges="WINDOWS.H14:WINDOWS.H18 WINDOWS.H14:WINDOWS.H18 WINDOWS.J13:WINDOWS.J13 WINDOWS.J14:WINDOWS.J18 WINDOWS.H14:WINDOWS.H18 WINDOWS.K13:WINDOWS.K13 WINDOWS.K14:WINDOWS.K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30.89mm" svg:height="89.05mm" svg:x="295.26mm" svg:y="102.2mm">
            <loext:p draw:notify-on-update-of-ranges="WINDOWS.H14:WINDOWS.H18 WINDOWS.H14:WINDOWS.H18 WINDOWS.I13:WINDOWS.I13 WINDOWS.I14:WINDOWS.I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6"/>
        <table:table-column table:style-name="co1" table:number-columns-repeated="3" table:default-cell-style-name="ce10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Windows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style-name="ce7" office:value-type="string" calcext:value-type="string" table:number-columns-spanned="3" table:number-rows-spanned="1">
            <text:p>Frame time (kernel related)</text:p>
          </table:table-cell>
          <table:covered-table-cell table:number-columns-repeated="2" table:style-name="Default"/>
          <table:table-cell table:number-columns-repeated="3"/>
          <table:table-cell table:style-name="ce7" office:value-type="string" calcext:value-type="string" table:number-columns-spanned="3" table:number-rows-spanned="1">
            <text:p>Frame time (kernel related)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5" office:value-type="string" calcext:value-type="string">
            <text:p>Agents</text:p>
          </table:table-cell>
          <table:table-cell table:style-name="ce5" office:value-type="string" calcext:value-type="string">
            <text:p>Total (s)</text:p>
          </table:table-cell>
          <table:table-cell table:style-name="ce5" office:value-type="string" calcext:value-type="string">
            <text:p>Avg (ms)</text:p>
          </table:table-cell>
          <table:table-cell table:style-name="ce5" office:value-type="string" calcext:value-type="string">
            <text:p>Worst (ms)</text:p>
          </table:table-cell>
          <table:table-cell office:value-type="string" calcext:value-type="string">
            <text:p>No. Frames</text:p>
          </table:table-cell>
          <table:table-cell/>
          <table:table-cell table:style-name="ce5" office:value-type="string" calcext:value-type="string">
            <text:p>Agents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worst</text:p>
          </table:table-cell>
          <table:table-cell office:value-type="string" calcext:value-type="string">
            <text:p>frames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80751" calcext:value-type="float">
            <text:p>0.080751</text:p>
          </table:table-cell>
          <table:table-cell table:style-name="Default" office:value-type="float" office:value="0.121065" calcext:value-type="float">
            <text:p>0.121065</text:p>
          </table:table-cell>
          <table:table-cell table:style-name="Default" office:value-type="float" office:value="1.002611" calcext:value-type="float">
            <text:p>1.002611</text:p>
          </table:table-cell>
          <table:table-cell office:value-type="float" office:value="667" calcext:value-type="float">
            <text:p>667</text:p>
          </table:table-cell>
          <table:table-cell/>
          <table:table-cell table:style-name="ce6" office:value-type="float" office:value="100" calcext:value-type="float">
            <text:p>100</text:p>
          </table:table-cell>
          <table:table-cell table:formula="of:=AVERAGE([.C5:.C9])" office:value-type="float" office:value="0.0828692" calcext:value-type="float">
            <text:p>0.0828692</text:p>
          </table:table-cell>
          <table:table-cell table:formula="of:=AVERAGE([.D5:.D9])" office:value-type="float" office:value="0.1242416" calcext:value-type="float">
            <text:p>0.1242416</text:p>
          </table:table-cell>
          <table:table-cell table:formula="of:=AVERAGE([.E5:.E9])" office:value-type="float" office:value="1.7582672" calcext:value-type="float">
            <text:p>1.7582672</text:p>
          </table:table-cell>
          <table:table-cell table:formula="of:=AVERAGE([.F5:.F9])" office:value-type="float" office:value="667" calcext:value-type="float">
            <text:p>66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84435" calcext:value-type="float">
            <text:p>0.084435</text:p>
          </table:table-cell>
          <table:table-cell table:style-name="Default" office:value-type="float" office:value="0.126589" calcext:value-type="float">
            <text:p>0.126589</text:p>
          </table:table-cell>
          <table:table-cell table:style-name="Default" office:value-type="float" office:value="1.759966" calcext:value-type="float">
            <text:p>1.759966</text:p>
          </table:table-cell>
          <table:table-cell office:value-type="float" office:value="667" calcext:value-type="float">
            <text:p>667</text:p>
          </table:table-cell>
          <table:table-cell/>
          <table:table-cell table:style-name="ce6" office:value-type="float" office:value="200" calcext:value-type="float">
            <text:p>200</text:p>
          </table:table-cell>
          <table:table-cell table:formula="of:=AVERAGE([.C10:.C14])" office:value-type="float" office:value="0.340819" calcext:value-type="float">
            <text:p>0.340819</text:p>
          </table:table-cell>
          <table:table-cell table:formula="of:=AVERAGE([.D10:.D14])" office:value-type="float" office:value="0.2518984" calcext:value-type="float">
            <text:p>0.2518984</text:p>
          </table:table-cell>
          <table:table-cell table:formula="of:=AVERAGE([.E10:.E14])" office:value-type="float" office:value="2.3342108" calcext:value-type="float">
            <text:p>2.3342108</text:p>
          </table:table-cell>
          <table:table-cell table:formula="of:=AVERAGE([.F10:.F14])" office:value-type="float" office:value="1353" calcext:value-type="float">
            <text:p>135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8255" calcext:value-type="float">
            <text:p>0.08255</text:p>
          </table:table-cell>
          <table:table-cell table:style-name="Default" office:value-type="float" office:value="0.123763" calcext:value-type="float">
            <text:p>0.123763</text:p>
          </table:table-cell>
          <table:table-cell table:style-name="Default" office:value-type="float" office:value="1.418802" calcext:value-type="float">
            <text:p>1.418802</text:p>
          </table:table-cell>
          <table:table-cell office:value-type="float" office:value="667" calcext:value-type="float">
            <text:p>667</text:p>
          </table:table-cell>
          <table:table-cell/>
          <table:table-cell table:style-name="ce6" office:value-type="float" office:value="400" calcext:value-type="float">
            <text:p>400</text:p>
          </table:table-cell>
          <table:table-cell table:formula="of:=AVERAGE([.C15:.C19])" office:value-type="float" office:value="0.5487486" calcext:value-type="float">
            <text:p>0.5487486</text:p>
          </table:table-cell>
          <table:table-cell table:formula="of:=AVERAGE([.D15:.D19])" office:value-type="float" office:value="0.3203436" calcext:value-type="float">
            <text:p>0.3203436</text:p>
          </table:table-cell>
          <table:table-cell table:formula="of:=AVERAGE([.E15:.E19])" office:value-type="float" office:value="2.559223" calcext:value-type="float">
            <text:p>2.559223</text:p>
          </table:table-cell>
          <table:table-cell table:formula="of:=AVERAGE([.F15:.F19])" office:value-type="float" office:value="1713" calcext:value-type="float">
            <text:p>171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89023" calcext:value-type="float">
            <text:p>0.089023</text:p>
          </table:table-cell>
          <table:table-cell table:style-name="Default" office:value-type="float" office:value="0.133468" calcext:value-type="float">
            <text:p>0.133468</text:p>
          </table:table-cell>
          <table:table-cell table:style-name="Default" office:value-type="float" office:value="3.399958" calcext:value-type="float">
            <text:p>3.399958</text:p>
          </table:table-cell>
          <table:table-cell office:value-type="float" office:value="667" calcext:value-type="float">
            <text:p>667</text:p>
          </table:table-cell>
          <table:table-cell/>
          <table:table-cell table:style-name="ce6" office:value-type="float" office:value="600" calcext:value-type="float">
            <text:p>600</text:p>
          </table:table-cell>
          <table:table-cell table:formula="of:=AVERAGE([.C20:.C24])" office:value-type="float" office:value="0.9643386" calcext:value-type="float">
            <text:p>0.9643386</text:p>
          </table:table-cell>
          <table:table-cell table:formula="of:=AVERAGE([.D20:.D24])" office:value-type="float" office:value="0.47481" calcext:value-type="float">
            <text:p>0.47481</text:p>
          </table:table-cell>
          <table:table-cell table:formula="of:=AVERAGE([.E20:.E24])" office:value-type="float" office:value="3.4981314" calcext:value-type="float">
            <text:p>3.4981314</text:p>
          </table:table-cell>
          <table:table-cell table:formula="of:=AVERAGE([.F20:.F24])" office:value-type="float" office:value="2031" calcext:value-type="float">
            <text:p>203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77587" calcext:value-type="float">
            <text:p>0.077587</text:p>
          </table:table-cell>
          <table:table-cell table:style-name="Default" office:value-type="float" office:value="0.116323" calcext:value-type="float">
            <text:p>0.116323</text:p>
          </table:table-cell>
          <table:table-cell table:style-name="Default" office:value-type="float" office:value="1.209999" calcext:value-type="float">
            <text:p>1.209999</text:p>
          </table:table-cell>
          <table:table-cell office:value-type="float" office:value="667" calcext:value-type="float">
            <text:p>667</text:p>
          </table:table-cell>
          <table:table-cell/>
          <table:table-cell table:style-name="ce6" office:value-type="float" office:value="800" calcext:value-type="float">
            <text:p>800</text:p>
          </table:table-cell>
          <table:table-cell table:formula="of:=AVERAGE([.C25:.C29])" office:value-type="float" office:value="1.7089428" calcext:value-type="float">
            <text:p>1.7089428</text:p>
          </table:table-cell>
          <table:table-cell table:formula="of:=AVERAGE([.D25:.D29])" office:value-type="float" office:value="0.65053" calcext:value-type="float">
            <text:p>0.65053</text:p>
          </table:table-cell>
          <table:table-cell table:formula="of:=AVERAGE([.E25:.E29])" office:value-type="float" office:value="8.1724984" calcext:value-type="float">
            <text:p>8.1724984</text:p>
          </table:table-cell>
          <table:table-cell table:formula="of:=AVERAGE([.F25:.F29])" office:value-type="float" office:value="2627" calcext:value-type="float">
            <text:p>262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515077" calcext:value-type="float">
            <text:p>0.515077</text:p>
          </table:table-cell>
          <table:table-cell office:value-type="float" office:value="0.380692" calcext:value-type="float">
            <text:p>0.380692</text:p>
          </table:table-cell>
          <table:table-cell office:value-type="float" office:value="3.105864" calcext:value-type="float">
            <text:p>3.105864</text:p>
          </table:table-cell>
          <table:table-cell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448712" calcext:value-type="float">
            <text:p>0.448712</text:p>
          </table:table-cell>
          <table:table-cell office:value-type="float" office:value="0.331642" calcext:value-type="float">
            <text:p>0.331642</text:p>
          </table:table-cell>
          <table:table-cell office:value-type="float" office:value="2.466005" calcext:value-type="float">
            <text:p>2.466005</text:p>
          </table:table-cell>
          <table:table-cell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269126" calcext:value-type="float">
            <text:p>0.269126</text:p>
          </table:table-cell>
          <table:table-cell office:value-type="float" office:value="0.19891" calcext:value-type="float">
            <text:p>0.19891</text:p>
          </table:table-cell>
          <table:table-cell office:value-type="float" office:value="1.089671" calcext:value-type="float">
            <text:p>1.089671</text:p>
          </table:table-cell>
          <table:table-cell office:value-type="float" office:value="1353" calcext:value-type="float">
            <text:p>1353</text:p>
          </table:table-cell>
          <table:table-cell table:number-columns-repeated="2"/>
          <table:table-cell table:style-name="ce7" office:value-type="string" calcext:value-type="string" table:number-columns-spanned="3" table:number-rows-spanned="1">
            <text:p>Frame time (kernel related)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248478" calcext:value-type="float">
            <text:p>0.248478</text:p>
          </table:table-cell>
          <table:table-cell office:value-type="float" office:value="0.183649" calcext:value-type="float">
            <text:p>0.183649</text:p>
          </table:table-cell>
          <table:table-cell office:value-type="float" office:value="4.404338" calcext:value-type="float">
            <text:p>4.404338</text:p>
          </table:table-cell>
          <table:table-cell office:value-type="float" office:value="1353" calcext:value-type="float">
            <text:p>1353</text:p>
          </table:table-cell>
          <table:table-cell/>
          <table:table-cell table:style-name="ce5" office:value-type="string" calcext:value-type="string">
            <text:p>No. of agents</text:p>
          </table:table-cell>
          <table:table-cell table:style-name="ce5" office:value-type="string" calcext:value-type="string">
            <text:p>Total time</text:p>
          </table:table-cell>
          <table:table-cell table:style-name="ce5" office:value-type="string" calcext:value-type="string">
            <text:p>Avg. frame time</text:p>
          </table:table-cell>
          <table:table-cell table:style-name="ce5" office:value-type="string" calcext:value-type="string">
            <text:p>Worst frame time</text:p>
          </table:table-cell>
          <table:table-cell office:value-type="string" calcext:value-type="string">
            <text:p>No. of frames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222702" calcext:value-type="float">
            <text:p>0.222702</text:p>
          </table:table-cell>
          <table:table-cell office:value-type="float" office:value="0.164599" calcext:value-type="float">
            <text:p>0.164599</text:p>
          </table:table-cell>
          <table:table-cell office:value-type="float" office:value="0.605176" calcext:value-type="float">
            <text:p>0.605176</text:p>
          </table:table-cell>
          <table:table-cell office:value-type="float" office:value="1353" calcext:value-type="float">
            <text:p>1353</text:p>
          </table:table-cell>
          <table:table-cell/>
          <table:table-cell table:style-name="ce6"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521871" calcext:value-type="float">
            <text:p>0.521871</text:p>
          </table:table-cell>
          <table:table-cell office:value-type="float" office:value="0.304653" calcext:value-type="float">
            <text:p>0.304653</text:p>
          </table:table-cell>
          <table:table-cell office:value-type="float" office:value="2.617122" calcext:value-type="float">
            <text:p>2.617122</text:p>
          </table:table-cell>
          <table:table-cell office:value-type="float" office:value="1713" calcext:value-type="float">
            <text:p>1713</text:p>
          </table:table-cell>
          <table:table-cell/>
          <table:table-cell table:style-name="ce6" office:value-type="float" office:value="200" calcext:value-type="float">
            <text:p>200</text:p>
          </table:table-cell>
          <table:table-cell table:formula="of:=[.I$5]/[.I6]" office:value-type="float" office:value="0.243147242377919" calcext:value-type="float">
            <text:p>0.2431472424</text:p>
          </table:table-cell>
          <table:table-cell table:formula="of:=[.J$5]/[.J6]" office:value-type="float" office:value="0.493221076433991" calcext:value-type="float">
            <text:p>0.4932210764</text:p>
          </table:table-cell>
          <table:table-cell table:formula="of:=[.K$5]/[.K6]" office:value-type="float" office:value="0.753259816979683" calcext:value-type="float">
            <text:p>0.753259817</text:p>
          </table:table-cell>
          <table:table-cell table:formula="of:=[.L$5]/[.L6]" office:value-type="float" office:value="0.492978566149298" calcext:value-type="float">
            <text:p>0.4929785661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529867" calcext:value-type="float">
            <text:p>0.529867</text:p>
          </table:table-cell>
          <table:table-cell office:value-type="float" office:value="0.309321" calcext:value-type="float">
            <text:p>0.309321</text:p>
          </table:table-cell>
          <table:table-cell office:value-type="float" office:value="3.281046" calcext:value-type="float">
            <text:p>3.281046</text:p>
          </table:table-cell>
          <table:table-cell office:value-type="float" office:value="1713" calcext:value-type="float">
            <text:p>1713</text:p>
          </table:table-cell>
          <table:table-cell/>
          <table:table-cell table:style-name="ce6" office:value-type="float" office:value="400" calcext:value-type="float">
            <text:p>400</text:p>
          </table:table-cell>
          <table:table-cell table:formula="of:=[.I$5]/[.I7]" office:value-type="float" office:value="0.15101487274865" calcext:value-type="float">
            <text:p>0.1510148727</text:p>
          </table:table-cell>
          <table:table-cell table:formula="of:=[.J$5]/[.J7]" office:value-type="float" office:value="0.387838558347974" calcext:value-type="float">
            <text:p>0.3878385583</text:p>
          </table:table-cell>
          <table:table-cell table:formula="of:=[.K$5]/[.K7]" office:value-type="float" office:value="0.687031649840596" calcext:value-type="float">
            <text:p>0.6870316498</text:p>
          </table:table-cell>
          <table:table-cell table:formula="of:=[.L$5]/[.L7]" office:value-type="float" office:value="0.389375364856976" calcext:value-type="float">
            <text:p>0.3893753649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509183" calcext:value-type="float">
            <text:p>0.509183</text:p>
          </table:table-cell>
          <table:table-cell office:value-type="float" office:value="0.297246" calcext:value-type="float">
            <text:p>0.297246</text:p>
          </table:table-cell>
          <table:table-cell office:value-type="float" office:value="1.230879" calcext:value-type="float">
            <text:p>1.230879</text:p>
          </table:table-cell>
          <table:table-cell office:value-type="float" office:value="1713" calcext:value-type="float">
            <text:p>1713</text:p>
          </table:table-cell>
          <table:table-cell/>
          <table:table-cell table:style-name="ce6" office:value-type="float" office:value="600" calcext:value-type="float">
            <text:p>600</text:p>
          </table:table-cell>
          <table:table-cell table:formula="of:=[.I$5]/[.I8]" office:value-type="float" office:value="0.0859337166426813" calcext:value-type="float">
            <text:p>0.0859337166</text:p>
          </table:table-cell>
          <table:table-cell table:formula="of:=[.J$5]/[.J8]" office:value-type="float" office:value="0.261665929529707" calcext:value-type="float">
            <text:p>0.2616659295</text:p>
          </table:table-cell>
          <table:table-cell table:formula="of:=[.K$5]/[.K8]" office:value-type="float" office:value="0.502630404335297" calcext:value-type="float">
            <text:p>0.5026304043</text:p>
          </table:table-cell>
          <table:table-cell table:formula="of:=[.L$5]/[.L8]" office:value-type="float" office:value="0.328409650418513" calcext:value-type="float">
            <text:p>0.328409650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653053" calcext:value-type="float">
            <text:p>0.653053</text:p>
          </table:table-cell>
          <table:table-cell office:value-type="float" office:value="0.381234" calcext:value-type="float">
            <text:p>0.381234</text:p>
          </table:table-cell>
          <table:table-cell office:value-type="float" office:value="3.025527" calcext:value-type="float">
            <text:p>3.025527</text:p>
          </table:table-cell>
          <table:table-cell office:value-type="float" office:value="1713" calcext:value-type="float">
            <text:p>1713</text:p>
          </table:table-cell>
          <table:table-cell/>
          <table:table-cell table:style-name="ce6" office:value-type="float" office:value="800" calcext:value-type="float">
            <text:p>800</text:p>
          </table:table-cell>
          <table:table-cell table:formula="of:=[.I$5]/[.I9]" office:value-type="float" office:value="0.0484915001251066" calcext:value-type="float">
            <text:p>0.0484915001</text:p>
          </table:table-cell>
          <table:table-cell table:formula="of:=[.J$5]/[.J9]" office:value-type="float" office:value="0.190985196685779" calcext:value-type="float">
            <text:p>0.1909851967</text:p>
          </table:table-cell>
          <table:table-cell table:formula="of:=[.K$5]/[.K9]" office:value-type="float" office:value="0.215144392074766" calcext:value-type="float">
            <text:p>0.2151443921</text:p>
          </table:table-cell>
          <table:table-cell table:formula="of:=[.L$5]/[.L9]" office:value-type="float" office:value="0.253901789113057" calcext:value-type="float">
            <text:p>0.2539017891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529769" calcext:value-type="float">
            <text:p>0.529769</text:p>
          </table:table-cell>
          <table:table-cell office:value-type="float" office:value="0.309264" calcext:value-type="float">
            <text:p>0.309264</text:p>
          </table:table-cell>
          <table:table-cell office:value-type="float" office:value="2.641541" calcext:value-type="float">
            <text:p>2.641541</text:p>
          </table:table-cell>
          <table:table-cell office:value-type="float" office:value="1713" calcext:value-type="float">
            <text:p>1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.031008" calcext:value-type="float">
            <text:p>1.031008</text:p>
          </table:table-cell>
          <table:table-cell office:value-type="float" office:value="0.507636" calcext:value-type="float">
            <text:p>0.507636</text:p>
          </table:table-cell>
          <table:table-cell office:value-type="float" office:value="5.318827" calcext:value-type="float">
            <text:p>5.318827</text:p>
          </table:table-cell>
          <table:table-cell office:value-type="float" office:value="2031" calcext:value-type="float">
            <text:p>2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966458" calcext:value-type="float">
            <text:p>0.966458</text:p>
          </table:table-cell>
          <table:table-cell office:value-type="float" office:value="0.475853" calcext:value-type="float">
            <text:p>0.475853</text:p>
          </table:table-cell>
          <table:table-cell office:value-type="float" office:value="2.263572" calcext:value-type="float">
            <text:p>2.263572</text:p>
          </table:table-cell>
          <table:table-cell office:value-type="float" office:value="2031" calcext:value-type="float">
            <text:p>2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940158" calcext:value-type="float">
            <text:p>0.940158</text:p>
          </table:table-cell>
          <table:table-cell office:value-type="float" office:value="0.462904" calcext:value-type="float">
            <text:p>0.462904</text:p>
          </table:table-cell>
          <table:table-cell office:value-type="float" office:value="3.009956" calcext:value-type="float">
            <text:p>3.009956</text:p>
          </table:table-cell>
          <table:table-cell office:value-type="float" office:value="2031" calcext:value-type="float">
            <text:p>2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933432" calcext:value-type="float">
            <text:p>0.933432</text:p>
          </table:table-cell>
          <table:table-cell office:value-type="float" office:value="0.459593" calcext:value-type="float">
            <text:p>0.459593</text:p>
          </table:table-cell>
          <table:table-cell office:value-type="float" office:value="2.003452" calcext:value-type="float">
            <text:p>2.003452</text:p>
          </table:table-cell>
          <table:table-cell office:value-type="float" office:value="2031" calcext:value-type="float">
            <text:p>2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950637" calcext:value-type="float">
            <text:p>0.950637</text:p>
          </table:table-cell>
          <table:table-cell office:value-type="float" office:value="0.468064" calcext:value-type="float">
            <text:p>0.468064</text:p>
          </table:table-cell>
          <table:table-cell office:value-type="float" office:value="4.89485" calcext:value-type="float">
            <text:p>4.89485</text:p>
          </table:table-cell>
          <table:table-cell office:value-type="float" office:value="2031" calcext:value-type="float">
            <text:p>2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.688616" calcext:value-type="float">
            <text:p>1.688616</text:p>
          </table:table-cell>
          <table:table-cell office:value-type="float" office:value="0.642792" calcext:value-type="float">
            <text:p>0.642792</text:p>
          </table:table-cell>
          <table:table-cell office:value-type="float" office:value="3.787483" calcext:value-type="float">
            <text:p>3.787483</text:p>
          </table:table-cell>
          <table:table-cell office:value-type="float" office:value="2627" calcext:value-type="float">
            <text:p>2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.703463" calcext:value-type="float">
            <text:p>1.703463</text:p>
          </table:table-cell>
          <table:table-cell office:value-type="float" office:value="0.648444" calcext:value-type="float">
            <text:p>0.648444</text:p>
          </table:table-cell>
          <table:table-cell office:value-type="float" office:value="4.149527" calcext:value-type="float">
            <text:p>4.149527</text:p>
          </table:table-cell>
          <table:table-cell office:value-type="float" office:value="2627" calcext:value-type="float">
            <text:p>2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.686525" calcext:value-type="float">
            <text:p>1.686525</text:p>
          </table:table-cell>
          <table:table-cell office:value-type="float" office:value="0.641996" calcext:value-type="float">
            <text:p>0.641996</text:p>
          </table:table-cell>
          <table:table-cell office:value-type="float" office:value="8.659329" calcext:value-type="float">
            <text:p>8.659329</text:p>
          </table:table-cell>
          <table:table-cell office:value-type="float" office:value="2627" calcext:value-type="float">
            <text:p>2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.713065" calcext:value-type="float">
            <text:p>1.713065</text:p>
          </table:table-cell>
          <table:table-cell office:value-type="float" office:value="0.6521" calcext:value-type="float">
            <text:p>0.6521</text:p>
          </table:table-cell>
          <table:table-cell office:value-type="float" office:value="10.394522" calcext:value-type="float">
            <text:p>10.394522</text:p>
          </table:table-cell>
          <table:table-cell office:value-type="float" office:value="2627" calcext:value-type="float">
            <text:p>2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.753045" calcext:value-type="float">
            <text:p>1.753045</text:p>
          </table:table-cell>
          <table:table-cell office:value-type="float" office:value="0.667318" calcext:value-type="float">
            <text:p>0.667318</text:p>
          </table:table-cell>
          <table:table-cell office:value-type="float" office:value="13.871631" calcext:value-type="float">
            <text:p>13.871631</text:p>
          </table:table-cell>
          <table:table-cell office:value-type="float" office:value="2627" calcext:value-type="float">
            <text:p>2627</text:p>
          </table:table-cell>
          <table:table-cell table:number-columns-repeated="6"/>
        </table:table-row>
      </table:table>
      <table:table table:name="COMPARISON" table:style-name="ta1">
        <table:shapes>
          <draw:frame draw:z-index="0" draw:style-name="gr1" draw:text-style-name="P1" svg:width="159.85mm" svg:height="117.13mm" svg:x="282.02mm" svg:y="88.45mm">
            <loext:p draw:notify-on-update-of-ranges="COMPARISON.N13:COMPARISON.N17 COMPARISON.N13:COMPARISON.N17 COMPARISON.O12:COMPARISON.O12 COMPARISON.O13:COMPARISON.O17 COMPARISON.N13:COMPARISON.N17 COMPARISON.P12:COMPARISON.P12 COMPARISON.P13:COMPARISON.P17 COMPARISON.N13:COMPARISON.N17 COMPARISON.Q12:COMPARISON.Q12 COMPARISON.Q13:COMPARISON.Q17 COMPARISON.N13:COMPARISON.N17 COMPARISON.R12:COMPARISON.R12 COMPARISON.R13:COMPARISON.R17 COMPARISON.N13:COMPARISON.N17 COMPARISON.S12:COMPARISON.S12 COMPARISON.S13:COMPARISON.S1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C5 NO SVM</text:p>
          </table:table-cell>
          <table:table-cell table:number-columns-repeated="5"/>
          <table:table-cell office:value-type="string" calcext:value-type="string">
            <text:p>WIN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rame time (kernel related)</text:p>
          </table:table-cell>
          <table:table-cell table:number-columns-repeated="5"/>
          <table:table-cell office:value-type="string" calcext:value-type="string">
            <text:p>Frame time (kernel related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gent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frames</text:p>
          </table:table-cell>
          <table:table-cell/>
          <table:table-cell office:value-type="string" calcext:value-type="string">
            <text:p>Agent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frames</text:p>
          </table:table-cell>
          <table:table-cell/>
          <table:table-cell office:value-type="string" calcext:value-type="string">
            <text:p>Average frame time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1" office:value-type="float" office:value="5.6868286" calcext:value-type="float">
            <text:p>5.6868</text:p>
          </table:table-cell>
          <table:table-cell table:style-name="ce11" office:value-type="float" office:value="9.1640504" calcext:value-type="float">
            <text:p>9.1641</text:p>
          </table:table-cell>
          <table:table-cell table:style-name="ce11" office:value-type="float" office:value="21.7301846" calcext:value-type="float">
            <text:p>21.7302</text:p>
          </table:table-cell>
          <table:table-cell table:style-name="ce11" office:value-type="float" office:value="620.6" calcext:value-type="float">
            <text:p>620.6000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1" office:value-type="float" office:value="0.0828692" calcext:value-type="float">
            <text:p>0.0829</text:p>
          </table:table-cell>
          <table:table-cell table:style-name="ce11" office:value-type="float" office:value="0.1242416" calcext:value-type="float">
            <text:p>0.1242</text:p>
          </table:table-cell>
          <table:table-cell table:style-name="ce11" office:value-type="float" office:value="1.7582672" calcext:value-type="float">
            <text:p>1.7583</text:p>
          </table:table-cell>
          <table:table-cell table:style-name="ce11" office:value-type="float" office:value="667" calcext:value-type="float">
            <text:p>667.0000</text:p>
          </table:table-cell>
          <table:table-cell/>
          <table:table-cell office:value-type="string" calcext:value-type="string">
            <text:p>Agent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No SVM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Coalesced</text:p>
          </table:table-cell>
          <table:table-cell office:value-type="string" calcext:value-type="string">
            <text:p>Coal.+Cache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1" office:value-type="float" office:value="30.1747495" calcext:value-type="float">
            <text:p>30.1747</text:p>
          </table:table-cell>
          <table:table-cell table:style-name="ce11" office:value-type="float" office:value="31.6683918333333" calcext:value-type="float">
            <text:p>31.6684</text:p>
          </table:table-cell>
          <table:table-cell table:style-name="ce11" office:value-type="float" office:value="45.8389918333333" calcext:value-type="float">
            <text:p>45.8390</text:p>
          </table:table-cell>
          <table:table-cell table:style-name="ce11" office:value-type="float" office:value="952.166666666667" calcext:value-type="float">
            <text:p>952.1667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1" office:value-type="float" office:value="0.340819" calcext:value-type="float">
            <text:p>0.3408</text:p>
          </table:table-cell>
          <table:table-cell table:style-name="ce11" office:value-type="float" office:value="0.2518984" calcext:value-type="float">
            <text:p>0.2519</text:p>
          </table:table-cell>
          <table:table-cell table:style-name="ce11" office:value-type="float" office:value="2.3342108" calcext:value-type="float">
            <text:p>2.3342</text:p>
          </table:table-cell>
          <table:table-cell table:style-name="ce11" office:value-type="float" office:value="1353" calcext:value-type="float">
            <text:p>1353.0000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6" office:value-type="float" office:value="3.484354" calcext:value-type="float">
            <text:p>3.484</text:p>
          </table:table-cell>
          <table:table-cell table:style-name="ce18" office:value-type="float" office:value="9.1640504" calcext:value-type="float">
            <text:p>9.164</text:p>
          </table:table-cell>
          <table:table-cell table:style-name="ce18" office:value-type="float" office:value="871.187063" calcext:value-type="float">
            <text:p>871.187</text:p>
          </table:table-cell>
          <table:table-cell table:style-name="ce16" office:value-type="float" office:value="191.288167" calcext:value-type="float">
            <text:p>191.288</text:p>
          </table:table-cell>
          <table:table-cell table:style-name="ce18" office:value-type="float" office:value="88.426057" calcext:value-type="float">
            <text:p>88.426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11" office:value-type="float" office:value="110.517732" calcext:value-type="float">
            <text:p>110.5177</text:p>
          </table:table-cell>
          <table:table-cell table:style-name="ce11" office:value-type="float" office:value="79.070171" calcext:value-type="float">
            <text:p>79.0702</text:p>
          </table:table-cell>
          <table:table-cell table:style-name="ce11" office:value-type="float" office:value="93.1113166666667" calcext:value-type="float">
            <text:p>93.1113</text:p>
          </table:table-cell>
          <table:table-cell table:style-name="ce11" office:value-type="float" office:value="1397.5" calcext:value-type="float">
            <text:p>1397.5000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11" office:value-type="float" office:value="0.5487486" calcext:value-type="float">
            <text:p>0.5487</text:p>
          </table:table-cell>
          <table:table-cell table:style-name="ce11" office:value-type="float" office:value="0.3203436" calcext:value-type="float">
            <text:p>0.3203</text:p>
          </table:table-cell>
          <table:table-cell table:style-name="ce11" office:value-type="float" office:value="2.559223" calcext:value-type="float">
            <text:p>2.5592</text:p>
          </table:table-cell>
          <table:table-cell table:style-name="ce11" office:value-type="float" office:value="1713" calcext:value-type="float">
            <text:p>1713.0000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6" office:value-type="float" office:value="7.167827" calcext:value-type="float">
            <text:p>7.168</text:p>
          </table:table-cell>
          <table:table-cell table:style-name="ce18" office:value-type="float" office:value="31.6683918333333" calcext:value-type="float">
            <text:p>31.668</text:p>
          </table:table-cell>
          <table:table-cell table:style-name="ce18" office:value-type="float" office:value="3467.451" calcext:value-type="float">
            <text:p>3467.451</text:p>
          </table:table-cell>
          <table:table-cell table:style-name="ce16" office:value-type="float" office:value="759.791276" calcext:value-type="float">
            <text:p>759.791</text:p>
          </table:table-cell>
          <table:table-cell table:style-name="ce18" office:value-type="float" office:value="348.124752" calcext:value-type="float">
            <text:p>348.125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style-name="ce11" office:value-type="float" office:value="282.3621406" calcext:value-type="float">
            <text:p>282.3621</text:p>
          </table:table-cell>
          <table:table-cell table:style-name="ce11" office:value-type="float" office:value="163.4249068" calcext:value-type="float">
            <text:p>163.4249</text:p>
          </table:table-cell>
          <table:table-cell table:style-name="ce11" office:value-type="float" office:value="187.146568" calcext:value-type="float">
            <text:p>187.1466</text:p>
          </table:table-cell>
          <table:table-cell table:style-name="ce11" office:value-type="float" office:value="1727.6" calcext:value-type="float">
            <text:p>1727.6000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11" office:value-type="float" office:value="0.9643386" calcext:value-type="float">
            <text:p>0.9643</text:p>
          </table:table-cell>
          <table:table-cell table:style-name="ce11" office:value-type="float" office:value="0.47481" calcext:value-type="float">
            <text:p>0.4748</text:p>
          </table:table-cell>
          <table:table-cell table:style-name="ce11" office:value-type="float" office:value="3.4981314" calcext:value-type="float">
            <text:p>3.4981</text:p>
          </table:table-cell>
          <table:table-cell table:style-name="ce11" office:value-type="float" office:value="2031" calcext:value-type="float">
            <text:p>2031.0000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17" office:value-type="float" office:value="15.947683" calcext:value-type="float">
            <text:p>15.948</text:p>
          </table:table-cell>
          <table:table-cell table:style-name="ce18" office:value-type="float" office:value="79.070171" calcext:value-type="float">
            <text:p>79.070</text:p>
          </table:table-cell>
          <table:table-cell table:style-name="ce18"/>
          <table:table-cell table:style-name="ce19" office:value-type="float" office:value="3054.545971" calcext:value-type="float">
            <text:p>3054.546</text:p>
          </table:table-cell>
          <table:table-cell table:style-name="ce18" office:value-type="float" office:value="1419.938516" calcext:value-type="float">
            <text:p>1419.939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style-name="ce11" office:value-type="float" office:value="579.444828" calcext:value-type="float">
            <text:p>579.4448</text:p>
          </table:table-cell>
          <table:table-cell table:style-name="ce11" office:value-type="float" office:value="298.4232268" calcext:value-type="float">
            <text:p>298.4232</text:p>
          </table:table-cell>
          <table:table-cell table:style-name="ce11" office:value-type="float" office:value="332.3146346" calcext:value-type="float">
            <text:p>332.3146</text:p>
          </table:table-cell>
          <table:table-cell table:style-name="ce11" office:value-type="float" office:value="1941.4" calcext:value-type="float">
            <text:p>1941.4000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ce11" office:value-type="float" office:value="1.7089428" calcext:value-type="float">
            <text:p>1.7089</text:p>
          </table:table-cell>
          <table:table-cell table:style-name="ce11" office:value-type="float" office:value="0.65053" calcext:value-type="float">
            <text:p>0.6505</text:p>
          </table:table-cell>
          <table:table-cell table:style-name="ce11" office:value-type="float" office:value="8.1724984" calcext:value-type="float">
            <text:p>8.1725</text:p>
          </table:table-cell>
          <table:table-cell table:style-name="ce11" office:value-type="float" office:value="2627" calcext:value-type="float">
            <text:p>2627.0000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18" office:value-type="float" office:value="25.21983" calcext:value-type="float">
            <text:p>25.220</text:p>
          </table:table-cell>
          <table:table-cell table:style-name="ce18" office:value-type="float" office:value="163.4249068" calcext:value-type="float">
            <text:p>163.425</text:p>
          </table:table-cell>
          <table:table-cell table:style-name="ce18"/>
          <table:table-cell table:style-name="ce18" office:value-type="float" office:value="6785.660751" calcext:value-type="float">
            <text:p>6785.661</text:p>
          </table:table-cell>
          <table:table-cell table:style-name="ce18" office:value-type="float" office:value="3135.547423" calcext:value-type="float">
            <text:p>3135.547</text:p>
          </table:table-cell>
        </table:table-row>
        <table:table-row table:style-name="ro1">
          <table:table-cell table:number-columns-repeated="13"/>
          <table:table-cell office:value-type="float" office:value="800" calcext:value-type="float">
            <text:p>800</text:p>
          </table:table-cell>
          <table:table-cell table:style-name="ce18" office:value-type="float" office:value="35.781896" calcext:value-type="float">
            <text:p>35.782</text:p>
          </table:table-cell>
          <table:table-cell table:style-name="ce18" office:value-type="float" office:value="298.4232268" calcext:value-type="float">
            <text:p>298.423</text:p>
          </table:table-cell>
          <table:table-cell table:style-name="ce18"/>
          <table:table-cell table:style-name="ce18" office:value-type="float" office:value="11986.584077" calcext:value-type="float">
            <text:p>11986.584</text:p>
          </table:table-cell>
          <table:table-cell table:style-name="ce18" office:value-type="float" office:value="5449.745185" calcext:value-type="float">
            <text:p>5449.745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C5 simple</text:p>
          </table:table-cell>
          <table:table-cell table:number-columns-repeated="5"/>
          <table:table-cell office:value-type="string" calcext:value-type="string">
            <text:p>C5 coalesced</text:p>
          </table:table-cell>
          <table:table-cell table:number-columns-repeated="5"/>
          <table:table-cell office:value-type="string" calcext:value-type="string">
            <text:p>Average frame tim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ame time (kernel related)</text:p>
          </table:table-cell>
          <table:table-cell table:number-columns-repeated="5"/>
          <table:table-cell office:value-type="string" calcext:value-type="string">
            <text:p>Frame time (kernel related)</text:p>
          </table:table-cell>
          <table:table-cell table:number-columns-repeated="4"/>
          <table:table-cell office:value-type="string" calcext:value-type="string">
            <text:p>Agent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No SVM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Coalesced</text:p>
          </table:table-cell>
          <table:table-cell office:value-type="string" calcext:value-type="string">
            <text:p>Coal.+Cache</text:p>
          </table:table-cell>
        </table:table-row>
        <table:table-row table:style-name="ro1">
          <table:table-cell/>
          <table:table-cell office:value-type="string" calcext:value-type="string">
            <text:p>Agent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frames</text:p>
          </table:table-cell>
          <table:table-cell/>
          <table:table-cell office:value-type="string" calcext:value-type="string">
            <text:p>Agent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frame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 table:style-name="ce18" office:value-type="float" office:value="1" calcext:value-type="float">
            <text:p>1.0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1"/>
          <table:table-cell table:style-name="ce14" office:value-type="float" office:value="871.187063" calcext:value-type="float">
            <text:p>871.187063</text:p>
          </table:table-cell>
          <table:table-cell table:style-name="ce14" office:value-type="float" office:value="920.35079" calcext:value-type="float">
            <text:p>920.35079</text:p>
          </table:table-cell>
          <table:table-cell table:style-name="ce11"/>
          <table:table-cell/>
          <table:table-cell office:value-type="float" office:value="100" calcext:value-type="float">
            <text:p>100</text:p>
          </table:table-cell>
          <table:table-cell table:style-name="ce13" office:value-type="float" office:value="149.969923" calcext:value-type="float">
            <text:p>149.969923</text:p>
          </table:table-cell>
          <table:table-cell table:style-name="ce13" office:value-type="float" office:value="191.288167" calcext:value-type="float">
            <text:p>191.288167</text:p>
          </table:table-cell>
          <table:table-cell table:style-name="ce13" office:value-type="float" office:value="198.927164" calcext:value-type="float">
            <text:p>198.927164</text:p>
          </table:table-cell>
          <table:table-cell table:style-name="ce12" office:value-type="float" office:value="784" calcext:value-type="float">
            <text:p>784.0000</text:p>
          </table:table-cell>
          <table:table-cell table:style-name="ce15"/>
          <table:table-cell office:value-type="float" office:value="200" calcext:value-type="float">
            <text:p>200</text:p>
          </table:table-cell>
          <table:table-cell table:style-name="ce18" table:formula="of:=[.J$24]/[.J25]" office:value-type="float" office:value="0.486110225595567" calcext:value-type="float">
            <text:p>0.486</text:p>
          </table:table-cell>
          <table:table-cell table:style-name="ce18" office:value-type="float" office:value="0.289375300401398" calcext:value-type="float">
            <text:p>0.289</text:p>
          </table:table-cell>
          <table:table-cell table:style-name="ce18" table:formula="of:=[.D$14]/[.D15]" office:value-type="float" office:value="0.251247115820815" calcext:value-type="float">
            <text:p>0.251</text:p>
          </table:table-cell>
          <table:table-cell table:style-name="ce18" table:formula="of:=[.J$14]/[.J15]" office:value-type="float" office:value="0.251764100276403" calcext:value-type="float">
            <text:p>0.252</text:p>
          </table:table-cell>
          <table:table-cell table:style-name="ce18" office:value-type="float" office:value="0.254006807881331" calcext:value-type="float">
            <text:p>0.25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1"/>
          <table:table-cell table:style-name="ce13" table:formula="of:=3.467451*1000" office:value-type="float" office:value="3467.451" calcext:value-type="float">
            <text:p>3467.451</text:p>
          </table:table-cell>
          <table:table-cell table:style-name="ce11" table:number-columns-repeated="2"/>
          <table:table-cell/>
          <table:table-cell office:value-type="float" office:value="200" calcext:value-type="float">
            <text:p>200</text:p>
          </table:table-cell>
          <table:table-cell table:style-name="ce13" office:value-type="float" office:value="672.415279" calcext:value-type="float">
            <text:p>672.415279</text:p>
          </table:table-cell>
          <table:table-cell table:style-name="ce13" office:value-type="float" office:value="759.791276" calcext:value-type="float">
            <text:p>759.791276</text:p>
          </table:table-cell>
          <table:table-cell table:style-name="ce12" office:value-type="float" office:value="772.031069" calcext:value-type="float">
            <text:p>772.0311</text:p>
          </table:table-cell>
          <table:table-cell table:style-name="ce12" office:value-type="float" office:value="885" calcext:value-type="float">
            <text:p>885.0000</text:p>
          </table:table-cell>
          <table:table-cell table:style-name="ce15"/>
          <table:table-cell office:value-type="float" office:value="400" calcext:value-type="float">
            <text:p>400</text:p>
          </table:table-cell>
          <table:table-cell table:style-name="ce18" table:formula="of:=[.J$24]/[.J26]" office:value-type="float" office:value="0.218486535003235" calcext:value-type="float">
            <text:p>0.218</text:p>
          </table:table-cell>
          <table:table-cell table:style-name="ce18" office:value-type="float" office:value="0.115897692949216" calcext:value-type="float">
            <text:p>0.116</text:p>
          </table:table-cell>
          <table:table-cell table:style-name="ce18" table:formula="of:=[.D$14]/[.D16]" office:value-type="string" office:string-value="" calcext:value-type="error">
            <text:p>#DIV/0!</text:p>
          </table:table-cell>
          <table:table-cell table:style-name="ce18" table:formula="of:=[.J$14]/[.J16]" office:value-type="float" office:value="0.0626240917033493" calcext:value-type="float">
            <text:p>0.063</text:p>
          </table:table-cell>
          <table:table-cell table:style-name="ce18" office:value-type="float" office:value="0.0622745675278239" calcext:value-type="float">
            <text:p>0.062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11" table:number-columns-repeated="4"/>
          <table:table-cell/>
          <table:table-cell office:value-type="float" office:value="400" calcext:value-type="float">
            <text:p>400</text:p>
          </table:table-cell>
          <table:table-cell table:style-name="ce11" office:value-type="float" office:value="3087.339878" calcext:value-type="float">
            <text:p>3087.3399</text:p>
          </table:table-cell>
          <table:table-cell table:style-name="ce14" office:value-type="float" office:value="3054.545971" calcext:value-type="float">
            <text:p>3054.545971</text:p>
          </table:table-cell>
          <table:table-cell table:style-name="ce11" office:value-type="float" office:value="3087.339878" calcext:value-type="float">
            <text:p>3087.3399</text:p>
          </table:table-cell>
          <table:table-cell table:style-name="ce14" office:value-type="float" office:value="1617" calcext:value-type="float">
            <text:p>1617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18" table:formula="of:=[.J$24]/[.J27]" office:value-type="float" office:value="0.138159297663783" calcext:value-type="float">
            <text:p>0.138</text:p>
          </table:table-cell>
          <table:table-cell table:style-name="ce18" office:value-type="float" office:value="0.0560749923585087" calcext:value-type="float">
            <text:p>0.056</text:p>
          </table:table-cell>
          <table:table-cell table:style-name="ce18" table:formula="of:=[.D$14]/[.D17]" office:value-type="string" office:string-value="" calcext:value-type="error">
            <text:p>#DIV/0!</text:p>
          </table:table-cell>
          <table:table-cell table:style-name="ce18" table:formula="of:=[.J$14]/[.J17]" office:value-type="float" office:value="0.0281900575374049" calcext:value-type="float">
            <text:p>0.028</text:p>
          </table:table-cell>
          <table:table-cell table:style-name="ce18" office:value-type="float" office:value="0.0282011543985505" calcext:value-type="float">
            <text:p>0.028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style-name="ce11" table:number-columns-repeated="4"/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6785.660751" calcext:value-type="float">
            <text:p>6785.660751</text:p>
          </table:table-cell>
          <table:table-cell office:value-type="float" office:value="6816.743851" calcext:value-type="float">
            <text:p>6816.743851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style-name="ce18" table:formula="of:=[.J$24]/[.J28]" office:value-type="float" office:value="0.0973775676951271" calcext:value-type="float">
            <text:p>0.097</text:p>
          </table:table-cell>
          <table:table-cell table:style-name="ce18" office:value-type="float" office:value="0.0307082344034221" calcext:value-type="float">
            <text:p>0.031</text:p>
          </table:table-cell>
          <table:table-cell table:style-name="ce18" table:formula="of:=[.D$14]/[.D18]" office:value-type="string" office:string-value="" calcext:value-type="error">
            <text:p>#DIV/0!</text:p>
          </table:table-cell>
          <table:table-cell table:style-name="ce18" table:formula="of:=[.J$14]/[.J18]" office:value-type="float" office:value="0.0159585221086503" calcext:value-type="float">
            <text:p>0.016</text:p>
          </table:table-cell>
          <table:table-cell table:style-name="ce18" office:value-type="float" office:value="0.0162257232215895" calcext:value-type="float">
            <text:p>0.016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style-name="ce11" table:number-columns-repeated="4"/>
          <table:table-cell/>
          <table:table-cell office:value-type="float" office:value="800" calcext:value-type="float">
            <text:p>800</text:p>
          </table:table-cell>
          <table:table-cell table:style-name="ce11"/>
          <table:table-cell table:style-name="ce11" office:value-type="float" office:value="11986.584077" calcext:value-type="float">
            <text:p>11986.5841</text:p>
          </table:table-cell>
          <table:table-cell table:style-name="ce11" office:value-type="float" office:value="12055.930138" calcext:value-type="float">
            <text:p>12055.9301</text:p>
          </table:table-cell>
          <table:table-cell table:style-name="ce11"/>
          <table:table-cell table:number-columns-repeated="4"/>
          <table:table-cell table:style-name="ce18"/>
          <table:table-cell table:number-columns-repeated="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C5 coalesced cache</text:p>
          </table:table-cell>
          <table:table-cell table:number-columns-repeated="5"/>
          <table:table-cell office:value-type="string" calcext:value-type="string">
            <text:p>C cod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rame time (kernel related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gent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frames</text:p>
          </table:table-cell>
          <table:table-cell/>
          <table:table-cell office:value-type="string" calcext:value-type="string">
            <text:p>Agent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frames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2" office:value-type="float" office:value="62.075092" calcext:value-type="float">
            <text:p>62.0751</text:p>
          </table:table-cell>
          <table:table-cell table:style-name="ce13" office:value-type="float" office:value="88.426057" calcext:value-type="float">
            <text:p>88.426057</text:p>
          </table:table-cell>
          <table:table-cell table:style-name="ce13" office:value-type="float" office:value="95.168114" calcext:value-type="float">
            <text:p>95.168114</text:p>
          </table:table-cell>
          <table:table-cell table:style-name="ce12" office:value-type="float" office:value="702" calcext:value-type="float">
            <text:p>702.0000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2" office:value-type="float" office:value="2.052284" calcext:value-type="float">
            <text:p>2.0523</text:p>
          </table:table-cell>
          <table:table-cell table:style-name="ce13" office:value-type="float" office:value="3.484354" calcext:value-type="float">
            <text:p>3.484354</text:p>
          </table:table-cell>
          <table:table-cell table:style-name="ce13" office:value-type="float" office:value="5.56612" calcext:value-type="float">
            <text:p>5.56612</text:p>
          </table:table-cell>
          <table:table-cell office:value-type="float" office:value="589" calcext:value-type="float">
            <text:p>5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2" office:value-type="float" office:value="355.783496" calcext:value-type="float">
            <text:p>355.7835</text:p>
          </table:table-cell>
          <table:table-cell table:style-name="ce13" office:value-type="float" office:value="348.124752" calcext:value-type="float">
            <text:p>348.124752</text:p>
          </table:table-cell>
          <table:table-cell table:style-name="ce12" office:value-type="float" office:value="357.717991" calcext:value-type="float">
            <text:p>357.7180</text:p>
          </table:table-cell>
          <table:table-cell table:style-name="ce12" office:value-type="float" office:value="1022" calcext:value-type="float">
            <text:p>1022.0000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2" office:value-type="float" office:value="7.662407" calcext:value-type="float">
            <text:p>7.6624</text:p>
          </table:table-cell>
          <table:table-cell table:style-name="ce13" office:value-type="float" office:value="7.167827" calcext:value-type="float">
            <text:p>7.167827</text:p>
          </table:table-cell>
          <table:table-cell table:style-name="ce12" office:value-type="float" office:value="11.585951" calcext:value-type="float">
            <text:p>11.5860</text:p>
          </table:table-cell>
          <table:table-cell office:value-type="float" office:value="1069" calcext:value-type="float">
            <text:p>10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12" office:value-type="float" office:value="2080.209926" calcext:value-type="float">
            <text:p>2080.2099</text:p>
          </table:table-cell>
          <table:table-cell table:style-name="ce12" office:value-type="float" office:value="1419.938516" calcext:value-type="float">
            <text:p>1419.9385</text:p>
          </table:table-cell>
          <table:table-cell table:style-name="ce12" office:value-type="float" office:value="1445.585012" calcext:value-type="float">
            <text:p>1445.5850</text:p>
          </table:table-cell>
          <table:table-cell table:style-name="ce12" office:value-type="float" office:value="1465" calcext:value-type="float">
            <text:p>1465.0000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12" office:value-type="float" office:value="27.46191" calcext:value-type="float">
            <text:p>27.4619</text:p>
          </table:table-cell>
          <table:table-cell table:style-name="ce12" office:value-type="float" office:value="15.947683" calcext:value-type="float">
            <text:p>15.9477</text:p>
          </table:table-cell>
          <table:table-cell table:style-name="ce12" office:value-type="float" office:value="24.53804" calcext:value-type="float">
            <text:p>24.5380</text:p>
          </table:table-cell>
          <table:table-cell office:value-type="float" office:value="1722" calcext:value-type="float">
            <text:p>17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style-name="ce11"/>
          <table:table-cell table:style-name="ce11" office:value-type="float" office:value="3135.547423" calcext:value-type="float">
            <text:p>3135.5474</text:p>
          </table:table-cell>
          <table:table-cell table:style-name="ce11" office:value-type="float" office:value="3155.105829" calcext:value-type="float">
            <text:p>3155.1058</text:p>
          </table:table-cell>
          <table:table-cell table:style-name="ce11"/>
          <table:table-cell/>
          <table:table-cell office:value-type="float" office:value="600" calcext:value-type="float">
            <text:p>600</text:p>
          </table:table-cell>
          <table:table-cell table:style-name="ce11" office:value-type="float" office:value="55.559286" calcext:value-type="float">
            <text:p>55.5593</text:p>
          </table:table-cell>
          <table:table-cell table:style-name="ce11" office:value-type="float" office:value="25.21983" calcext:value-type="float">
            <text:p>25.2198</text:p>
          </table:table-cell>
          <table:table-cell table:style-name="ce11" office:value-type="float" office:value="37.657022" calcext:value-type="float">
            <text:p>37.6570</text:p>
          </table:table-cell>
          <table:table-cell office:value-type="float" office:value="2203" calcext:value-type="float">
            <text:p>22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style-name="ce11"/>
          <table:table-cell table:style-name="ce11" office:value-type="float" office:value="5449.745185" calcext:value-type="float">
            <text:p>5449.7452</text:p>
          </table:table-cell>
          <table:table-cell table:style-name="ce11" office:value-type="float" office:value="5545.752048" calcext:value-type="float">
            <text:p>5545.7520</text:p>
          </table:table-cell>
          <table:table-cell table:style-name="ce11"/>
          <table:table-cell/>
          <table:table-cell office:value-type="float" office:value="800" calcext:value-type="float">
            <text:p>800</text:p>
          </table:table-cell>
          <table:table-cell table:style-name="ce11" office:value-type="float" office:value="90.778671" calcext:value-type="float">
            <text:p>90.7787</text:p>
          </table:table-cell>
          <table:table-cell table:style-name="ce11" office:value-type="float" office:value="35.781896" calcext:value-type="float">
            <text:p>35.7819</text:p>
          </table:table-cell>
          <table:table-cell table:style-name="ce11" office:value-type="float" office:value="51.074982" calcext:value-type="float">
            <text:p>51.0750</text:p>
          </table:table-cell>
          <table:table-cell office:value-type="float" office:value="2537" calcext:value-type="float">
            <text:p>2537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C5 coalesced cache</text:p>
          </table:table-cell>
          <table:table-cell table:number-columns-repeated="3"/>
          <table:table-cell office:value-type="string" calcext:value-type="string">
            <text:p>no svm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Agent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worst</text:p>
          </table:table-cell>
          <table:table-cell/>
          <table:table-cell office:value-type="string" calcext:value-type="string">
            <text:p>No. of agents</text:p>
          </table:table-cell>
          <table:table-cell office:value-type="string" calcext:value-type="string">
            <text:p>Avg. frame time (ms)</text:p>
          </table:table-cell>
          <table:table-cell office:value-type="string" calcext:value-type="string">
            <text:p>Worst frame time (ms)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13" table:formula="of:=[.D$24]/[.D25]" office:value-type="float" office:value="0.254006807881331" calcext:value-type="float">
            <text:p>0.2540068079</text:p>
          </table:table-cell>
          <table:table-cell table:style-name="ce13" table:formula="of:=[.E$24]/[.E25]" office:value-type="float" office:value="0.266042291398198" calcext:value-type="float">
            <text:p>0.266042291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289375300401398" calcext:value-type="float">
            <text:p>0.2893753004</text:p>
          </table:table-cell>
          <table:table-cell office:value-type="float" office:value="0.474054592627366" calcext:value-type="float">
            <text:p>0.474054592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ce13" table:formula="of:=[.D$24]/[.D26]" office:value-type="float" office:value="0.0622745675278239" calcext:value-type="float">
            <text:p>0.0622745675</text:p>
          </table:table-cell>
          <table:table-cell table:style-name="ce13" table:formula="of:=[.E$24]/[.E26]" office:value-type="float" office:value="0.0658336335877838" calcext:value-type="float">
            <text:p>0.0658336336</text:p>
          </table:table-cell>
          <table:table-cell/>
          <table:table-cell table:style-name="ce12" office:value-type="float" office:value="400" calcext:value-type="float">
            <text:p>400.0000</text:p>
          </table:table-cell>
          <table:table-cell office:value-type="float" office:value="0.115897692949216" calcext:value-type="float">
            <text:p>0.1158976929</text:p>
          </table:table-cell>
          <table:table-cell office:value-type="float" office:value="0.233378555667866" calcext:value-type="float">
            <text:p>0.233378555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style-name="ce13" table:formula="of:=[.D$24]/[.D27]" office:value-type="float" office:value="0.0282011543985505" calcext:value-type="float">
            <text:p>0.0282011544</text:p>
          </table:table-cell>
          <table:table-cell table:style-name="ce13" table:formula="of:=[.E$24]/[.E27]" office:value-type="float" office:value="0.0301632081958288" calcext:value-type="float">
            <text:p>0.0301632082</text:p>
          </table:table-cell>
          <table:table-cell/>
          <table:table-cell table:style-name="ce12" office:value-type="float" office:value="600" calcext:value-type="float">
            <text:p>600.0000</text:p>
          </table:table-cell>
          <table:table-cell office:value-type="float" office:value="0.0560749923585087" calcext:value-type="float">
            <text:p>0.0560749924</text:p>
          </table:table-cell>
          <table:table-cell office:value-type="float" office:value="0.11611318781972" calcext:value-type="float">
            <text:p>0.116113187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style-name="ce13" table:formula="of:=[.D$24]/[.D28]" office:value-type="float" office:value="0.0162257232215895" calcext:value-type="float">
            <text:p>0.0162257232</text:p>
          </table:table-cell>
          <table:table-cell table:style-name="ce13" table:formula="of:=[.E$24]/[.E28]" office:value-type="float" office:value="0.0171605425515411" calcext:value-type="float">
            <text:p>0.0171605426</text:p>
          </table:table-cell>
          <table:table-cell/>
          <table:table-cell table:style-name="ce12" office:value-type="float" office:value="800" calcext:value-type="float">
            <text:p>800.0000</text:p>
          </table:table-cell>
          <table:table-cell office:value-type="float" office:value="0.0307082344034221" calcext:value-type="float">
            <text:p>0.0307082344</text:p>
          </table:table-cell>
          <table:table-cell office:value-type="float" office:value="0.0653903931319671" calcext:value-type="float">
            <text:p>0.065390393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22:14:19.788273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17:30:37.886191747</meta:creation-date>
    <dc:date>2017-06-26T22:14:22.255989039</dc:date>
    <meta:editing-duration>PT3H48M37S</meta:editing-duration>
    <meta:editing-cycles>7</meta:editing-cycles>
    <meta:generator>LibreOffice/5.1.6.2$Linux_X86_64 LibreOffice_project/10m0$Build-2</meta:generator>
    <meta:document-statistic meta:table-count="4" meta:cell-count="89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379cm" svg:height="10.155cm" xlink:href=".." xlink:type="simple" chart:class="chart:scatter" chart:column-mapping="0" chart:style-name="ch1">
        <chart:title svg:x="1.129cm" svg:y="0.339cm" chart:style-name="ch2">
          <text:p>Total kernel speedup vs number of agents (C5 no SVM)</text:p>
        </chart:title>
        <chart:legend chart:legend-position="bottom" svg:x="5.13cm" svg:y="9.372cm" style:legend-expansion="wide" chart:style-name="ch3"/>
        <chart:plot-area chart:style-name="ch4" table:cell-range-address="'NO SVM'.H12:'NO SVM'.I17" chart:data-source-has-labels="both" svg:x="1.278cm" svg:y="1.321cm" svg:width="11.834cm" svg:height="6.867cm">
          <chartooo:coordinate-region svg:x="2.376cm" svg:y="1.521cm" svg:width="10.456cm" svg:height="6.02cm"/>
          <chart:axis chart:dimension="x" chart:name="primary-x" chart:style-name="ch5" chartooo:axis-type="auto">
            <chart:title svg:x="5.855cm" svg:y="8.391cm" chart:style-name="ch6">
              <text:p>Number of agents</text:p>
            </chart:title>
            <chart:categories table:cell-range-address="'NO SVM'.H13:'NO SVM'.H17"/>
            <chart:grid chart:style-name="ch7" chart:class="major"/>
          </chart:axis>
          <chart:axis chart:dimension="y" chart:name="primary-y" chart:style-name="ch8">
            <chart:title svg:x="0.451cm" svg:y="5.473cm" chart:style-name="ch9">
              <text:p>Speedup</text:p>
            </chart:title>
            <chart:grid chart:style-name="ch7" chart:class="major"/>
          </chart:axis>
          <chart:series chart:style-name="ch10" chart:values-cell-range-address="'NO SVM'.I13:'NO SVM'.I17" chart:label-cell-address="'NO SVM'.I12:'NO SVM'.I12" chart:class="chart:scatter">
            <chart:domain table:cell-range-address="'NO SVM'.H13:'NO SVM'.H17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Total time (s)</text:p>
                <draw:g>
                  <svg:desc>'NO SVM'.I12:'NO SVM'.I1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NO SVM'.H13:'NO SVM'.H17</svg:desc>
                </draw:g>
              </table:table-cell>
              <table:table-cell office:value-type="float" office:value="100">
                <text:p>100</text:p>
                <draw:g>
                  <svg:desc>'NO SVM'.H13:'NO SVM'.H17</svg:desc>
                </draw:g>
              </table:table-cell>
              <table:table-cell office:value-type="float" office:value="1">
                <text:p>1</text:p>
                <draw:g>
                  <svg:desc>'NO SVM'.I13:'NO SVM'.I17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188463158575683">
                <text:p>0.18846315857568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514562550016861">
                <text:p>0.051456255001686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20140195098096">
                <text:p>0.02014019509809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00981427104911531">
                <text:p>0.009814271049115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71cm" svg:height="9cm" xlink:href=".." xlink:type="simple" chart:class="chart:scatter" chart:column-mapping="0 1" chart:style-name="ch1">
        <chart:title svg:x="0.058cm" svg:y="0.316cm" chart:style-name="ch2">
          <text:p>Average speedup of single frame times vs. number of agents (CPU)</text:p>
        </chart:title>
        <chart:legend chart:legend-position="bottom" svg:x="3.174cm" svg:y="8.217cm" style:legend-expansion="wide" chart:style-name="ch3"/>
        <chart:plot-area chart:style-name="ch4" table:cell-range-address="WINDOWS.H14:WINDOWS.H18 WINDOWS.J13:WINDOWS.K18" chart:data-source-has-labels="both" svg:x="1.284cm" svg:y="1.275cm" svg:width="12.114cm" svg:height="5.781cm">
          <chartooo:coordinate-region svg:x="2.011cm" svg:y="1.474cm" svg:width="11.107cm" svg:height="4.935cm"/>
          <chart:axis chart:dimension="x" chart:name="primary-x" chart:style-name="ch5" chartooo:axis-type="auto">
            <chart:title svg:x="6.001cm" svg:y="7.236cm" chart:style-name="ch6">
              <text:p>Number of agents</text:p>
            </chart:title>
            <chart:categories table:cell-range-address="WINDOWS.H14:WINDOWS.H18"/>
            <chart:grid chart:style-name="ch7" chart:class="major"/>
          </chart:axis>
          <chart:axis chart:dimension="y" chart:name="primary-y" chart:style-name="ch8">
            <chart:title svg:x="0.451cm" svg:y="4.884cm" chart:style-name="ch9">
              <text:p>Speedup</text:p>
            </chart:title>
            <chart:grid chart:style-name="ch7" chart:class="major"/>
          </chart:axis>
          <chart:series chart:style-name="ch10" chart:values-cell-range-address="WINDOWS.J14:WINDOWS.J18" chart:label-cell-address="WINDOWS.J13:WINDOWS.J13" chart:class="chart:scatter">
            <chart:domain table:cell-range-address="WINDOWS.H14:WINDOWS.H18"/>
            <chart:data-point chart:repeated="5"/>
          </chart:series>
          <chart:series chart:style-name="ch11" chart:values-cell-range-address="WINDOWS.K14:WINDOWS.K18" chart:label-cell-address="WINDOWS.K13:WINDOWS.K13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vg. frame time</text:p>
                <draw:g>
                  <svg:desc>WINDOWS.J13:WINDOWS.J13</svg:desc>
                </draw:g>
              </table:table-cell>
              <table:table-cell office:value-type="string">
                <text:p>Worst frame time</text:p>
                <draw:g>
                  <svg:desc>WINDOWS.K13:WINDOWS.K13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WINDOWS.H14:WINDOWS.H18</svg:desc>
                </draw:g>
              </table:table-cell>
              <table:table-cell office:value-type="float" office:value="100">
                <text:p>100</text:p>
                <draw:g>
                  <svg:desc>WINDOWS.H14:WINDOWS.H18</svg:desc>
                </draw:g>
              </table:table-cell>
              <table:table-cell office:value-type="float" office:value="1">
                <text:p>1</text:p>
                <draw:g>
                  <svg:desc>WINDOWS.J14:WINDOWS.J18</svg:desc>
                </draw:g>
              </table:table-cell>
              <table:table-cell office:value-type="float" office:value="1">
                <text:p>1</text:p>
                <draw:g>
                  <svg:desc>WINDOWS.K14:WINDOWS.K18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493221076433991">
                <text:p>0.493221076433991</text:p>
              </table:table-cell>
              <table:table-cell office:value-type="float" office:value="0.753259816979683">
                <text:p>0.75325981697968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387838558347974">
                <text:p>0.387838558347974</text:p>
              </table:table-cell>
              <table:table-cell office:value-type="float" office:value="0.687031649840596">
                <text:p>0.68703164984059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261665929529707">
                <text:p>0.261665929529707</text:p>
              </table:table-cell>
              <table:table-cell office:value-type="float" office:value="0.502630404335297">
                <text:p>0.50263040433529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190985196685779">
                <text:p>0.190985196685779</text:p>
              </table:table-cell>
              <table:table-cell office:value-type="float" office:value="0.215144392074766">
                <text:p>0.2151443920747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9cm" svg:height="8.906cm" xlink:href=".." xlink:type="simple" chart:class="chart:scatter" chart:column-mapping="0" chart:style-name="ch1">
        <chart:title svg:x="1.646cm" svg:y="0.314cm" chart:style-name="ch2">
          <text:p>Total kernel speedup vs number of agents (CPU)</text:p>
        </chart:title>
        <chart:legend chart:legend-position="bottom" svg:x="5.237cm" svg:y="8.123cm" style:legend-expansion="wide" chart:style-name="ch3"/>
        <chart:plot-area chart:style-name="ch4" table:cell-range-address="WINDOWS.H13:WINDOWS.I18" chart:data-source-has-labels="both" svg:x="1.272cm" svg:y="1.271cm" svg:width="11.557cm" svg:height="5.693cm">
          <chartooo:coordinate-region svg:x="2.184cm" svg:y="1.47cm" svg:width="10.365cm" svg:height="4.847cm"/>
          <chart:axis chart:dimension="x" chart:name="primary-x" chart:style-name="ch5" chartooo:axis-type="auto">
            <chart:title svg:x="5.71cm" svg:y="7.142cm" chart:style-name="ch6">
              <text:p>Number of agents</text:p>
            </chart:title>
            <chart:categories table:cell-range-address="WINDOWS.H14:WINDOWS.H18"/>
            <chart:grid chart:style-name="ch7" chart:class="major"/>
          </chart:axis>
          <chart:axis chart:dimension="y" chart:name="primary-y" chart:style-name="ch8">
            <chart:title svg:x="0.451cm" svg:y="4.743cm" chart:style-name="ch9">
              <text:p>Time (s)</text:p>
            </chart:title>
            <chart:grid chart:style-name="ch7" chart:class="major"/>
          </chart:axis>
          <chart:series chart:style-name="ch10" chart:values-cell-range-address="WINDOWS.I14:WINDOWS.I18" chart:label-cell-address="WINDOWS.I13:WINDOWS.I13" chart:class="chart:scatter">
            <chart:domain table:cell-range-address="WINDOWS.H14:WINDOWS.H18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Total time</text:p>
                <draw:g>
                  <svg:desc>WINDOWS.I13:WINDOWS.I13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WINDOWS.H14:WINDOWS.H18</svg:desc>
                </draw:g>
              </table:table-cell>
              <table:table-cell office:value-type="float" office:value="100">
                <text:p>100</text:p>
                <draw:g>
                  <svg:desc>WINDOWS.H14:WINDOWS.H18</svg:desc>
                </draw:g>
              </table:table-cell>
              <table:table-cell office:value-type="float" office:value="1">
                <text:p>1</text:p>
                <draw:g>
                  <svg:desc>WINDOWS.I14:WINDOWS.I18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243147242377919">
                <text:p>0.24314724237791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15101487274865">
                <text:p>0.1510148727486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859337166426813">
                <text:p>0.085933716642681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0484915001251066">
                <text:p>0.04849150012510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14cm" svg:height="11.077cm" xlink:href=".." xlink:type="simple" chart:class="chart:scatter" chart:column-mapping="0 1" chart:style-name="ch1">
        <chart:title svg:x="0.168cm" svg:y="0.357cm" chart:style-name="ch2">
          <text:p>Average speedup of single frame times vs. number of agents (C5 no SVM)</text:p>
        </chart:title>
        <chart:legend chart:legend-position="bottom" svg:x="3.152cm" svg:y="10.294cm" style:legend-expansion="wide" chart:style-name="ch3"/>
        <chart:plot-area chart:style-name="ch4" table:cell-range-address="'NO SVM'.H13:'NO SVM'.H17 'NO SVM'.J12:'NO SVM'.K17" chart:data-source-has-labels="both" svg:x="1.315cm" svg:y="1.357cm" svg:width="13.595cm" svg:height="7.735cm">
          <chartooo:coordinate-region svg:x="2.227cm" svg:y="1.556cm" svg:width="12.404cm" svg:height="6.889cm"/>
          <chart:axis chart:dimension="x" chart:name="primary-x" chart:style-name="ch5" chartooo:axis-type="auto">
            <chart:title svg:x="6.772cm" svg:y="9.313cm" chart:style-name="ch6">
              <text:p>Number of agents</text:p>
            </chart:title>
            <chart:categories table:cell-range-address="'NO SVM'.H13:'NO SVM'.H17"/>
            <chart:grid chart:style-name="ch7" chart:class="major"/>
          </chart:axis>
          <chart:axis chart:dimension="y" chart:name="primary-y" chart:style-name="ch8">
            <chart:title svg:x="0.451cm" svg:y="5.982cm" chart:style-name="ch9">
              <text:p>Time (ms)</text:p>
            </chart:title>
            <chart:grid chart:style-name="ch7" chart:class="major"/>
          </chart:axis>
          <chart:series chart:style-name="ch10" chart:values-cell-range-address="'NO SVM'.J13:'NO SVM'.J17" chart:label-cell-address="'NO SVM'.J12:'NO SVM'.J12" chart:class="chart:scatter">
            <chart:domain table:cell-range-address="'NO SVM'.H13:'NO SVM'.H17"/>
            <chart:data-point chart:repeated="5"/>
          </chart:series>
          <chart:series chart:style-name="ch11" chart:values-cell-range-address="'NO SVM'.K13:'NO SVM'.K17" chart:label-cell-address="'NO SVM'.K12:'NO SVM'.K12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vg. frame time (ms)</text:p>
                <draw:g>
                  <svg:desc>'NO SVM'.J12:'NO SVM'.J12</svg:desc>
                </draw:g>
              </table:table-cell>
              <table:table-cell office:value-type="string">
                <text:p>Worst frame time (ms)</text:p>
                <draw:g>
                  <svg:desc>'NO SVM'.K12:'NO SVM'.K1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NO SVM'.H13:'NO SVM'.H17</svg:desc>
                </draw:g>
              </table:table-cell>
              <table:table-cell office:value-type="float" office:value="100">
                <text:p>100</text:p>
                <draw:g>
                  <svg:desc>'NO SVM'.H13:'NO SVM'.H17</svg:desc>
                </draw:g>
              </table:table-cell>
              <table:table-cell office:value-type="float" office:value="1">
                <text:p>1</text:p>
                <draw:g>
                  <svg:desc>'NO SVM'.J13:'NO SVM'.J17</svg:desc>
                </draw:g>
              </table:table-cell>
              <table:table-cell office:value-type="float" office:value="1">
                <text:p>1</text:p>
                <draw:g>
                  <svg:desc>'NO SVM'.K13:'NO SVM'.K17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289375300401398">
                <text:p>0.289375300401398</text:p>
              </table:table-cell>
              <table:table-cell office:value-type="float" office:value="0.474054592627367">
                <text:p>0.47405459262736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115897692949216">
                <text:p>0.115897692949216</text:p>
              </table:table-cell>
              <table:table-cell office:value-type="float" office:value="0.233378555667866">
                <text:p>0.23337855566786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560749923585087">
                <text:p>0.0560749923585087</text:p>
              </table:table-cell>
              <table:table-cell office:value-type="float" office:value="0.11611318781972">
                <text:p>0.1161131878197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0307082344034221">
                <text:p>0.0307082344034221</text:p>
              </table:table-cell>
              <table:table-cell office:value-type="float" office:value="0.0653903931319671">
                <text:p>0.06539039313196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3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3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3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6cm" svg:height="11.714cm" xlink:href=".." xlink:type="simple" chart:class="chart:scatter" chart:column-mapping="0 1 2 3 4" chart:style-name="ch1">
        <chart:title svg:x="3.504cm" svg:y="0.37cm" chart:style-name="ch2">
          <text:p>Speedups between different implementations</text:p>
        </chart:title>
        <chart:legend chart:legend-position="bottom" svg:x="1.798cm" svg:y="10.931cm" style:legend-expansion="wide" chart:style-name="ch3"/>
        <chart:plot-area chart:style-name="ch4" table:cell-range-address="COMPARISON.N12:COMPARISON.S17" chart:data-source-has-labels="both" svg:x="1.33cm" svg:y="1.383cm" svg:width="14.337cm" svg:height="8.333cm">
          <chartooo:coordinate-region svg:x="2.428cm" svg:y="1.582cm" svg:width="12.959cm" svg:height="7.487cm"/>
          <chart:axis chart:dimension="x" chart:name="primary-x" chart:style-name="ch5" chartooo:axis-type="auto">
            <chart:title svg:x="7.488cm" svg:y="9.95cm" chart:style-name="ch6">
              <text:p>No. of Agents</text:p>
            </chart:title>
            <chart:categories table:cell-range-address="COMPARISON.N13:COMPARISON.N17"/>
            <chart:grid chart:style-name="ch7" chart:class="major"/>
          </chart:axis>
          <chart:axis chart:dimension="y" chart:name="primary-y" chart:style-name="ch8">
            <chart:title svg:x="0.451cm" svg:y="6.268cm" chart:style-name="ch9">
              <text:p>Speedup</text:p>
            </chart:title>
            <chart:grid chart:style-name="ch7" chart:class="major"/>
          </chart:axis>
          <chart:series chart:style-name="ch10" chart:values-cell-range-address="COMPARISON.O13:COMPARISON.O17" chart:label-cell-address="COMPARISON.O12:COMPARISON.O12" chart:class="chart:scatter">
            <chart:domain table:cell-range-address="COMPARISON.N13:COMPARISON.N17"/>
            <chart:data-point chart:repeated="5"/>
          </chart:series>
          <chart:series chart:style-name="ch11" chart:values-cell-range-address="COMPARISON.P13:COMPARISON.P17" chart:label-cell-address="COMPARISON.P12:COMPARISON.P12" chart:class="chart:scatter">
            <chart:data-point chart:repeated="5"/>
          </chart:series>
          <chart:series chart:style-name="ch12" chart:values-cell-range-address="COMPARISON.Q13:COMPARISON.Q17" chart:label-cell-address="COMPARISON.Q12:COMPARISON.Q12" chart:class="chart:scatter">
            <chart:data-point chart:repeated="5"/>
          </chart:series>
          <chart:series chart:style-name="ch13" chart:values-cell-range-address="COMPARISON.R13:COMPARISON.R17" chart:label-cell-address="COMPARISON.R12:COMPARISON.R12" chart:class="chart:scatter">
            <chart:data-point chart:repeated="5"/>
          </chart:series>
          <chart:series chart:style-name="ch14" chart:values-cell-range-address="COMPARISON.S13:COMPARISON.S17" chart:label-cell-address="COMPARISON.S12:COMPARISON.S12" chart:class="chart:scatte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ARM</text:p>
                <draw:g>
                  <svg:desc>COMPARISON.O12:COMPARISON.O12</svg:desc>
                </draw:g>
              </table:table-cell>
              <table:table-cell office:value-type="string">
                <text:p>No SVM</text:p>
                <draw:g>
                  <svg:desc>COMPARISON.P12:COMPARISON.P12</svg:desc>
                </draw:g>
              </table:table-cell>
              <table:table-cell office:value-type="string">
                <text:p>Simple</text:p>
                <draw:g>
                  <svg:desc>COMPARISON.Q12:COMPARISON.Q12</svg:desc>
                </draw:g>
              </table:table-cell>
              <table:table-cell office:value-type="string">
                <text:p>Coalesced</text:p>
                <draw:g>
                  <svg:desc>COMPARISON.R12:COMPARISON.R12</svg:desc>
                </draw:g>
              </table:table-cell>
              <table:table-cell office:value-type="string">
                <text:p>Coal.+Cache</text:p>
                <draw:g>
                  <svg:desc>COMPARISON.S12:COMPARISON.S1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COMPARISON.N13:COMPARISON.N17</svg:desc>
                </draw:g>
              </table:table-cell>
              <table:table-cell office:value-type="float" office:value="100">
                <text:p>100</text:p>
                <draw:g>
                  <svg:desc>COMPARISON.N13:COMPARISON.N17</svg:desc>
                </draw:g>
              </table:table-cell>
              <table:table-cell office:value-type="float" office:value="1">
                <text:p>1</text:p>
                <draw:g>
                  <svg:desc>COMPARISON.O13:COMPARISON.O17</svg:desc>
                </draw:g>
              </table:table-cell>
              <table:table-cell office:value-type="float" office:value="1">
                <text:p>1</text:p>
                <draw:g>
                  <svg:desc>COMPARISON.P13:COMPARISON.P17</svg:desc>
                </draw:g>
              </table:table-cell>
              <table:table-cell office:value-type="float" office:value="1">
                <text:p>1</text:p>
                <draw:g>
                  <svg:desc>COMPARISON.Q13:COMPARISON.Q17</svg:desc>
                </draw:g>
              </table:table-cell>
              <table:table-cell office:value-type="float" office:value="1">
                <text:p>1</text:p>
                <draw:g>
                  <svg:desc>COMPARISON.R13:COMPARISON.R17</svg:desc>
                </draw:g>
              </table:table-cell>
              <table:table-cell office:value-type="float" office:value="1">
                <text:p>1</text:p>
                <draw:g>
                  <svg:desc>COMPARISON.S13:COMPARISON.S17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486110225595567">
                <text:p>0.486110225595567</text:p>
              </table:table-cell>
              <table:table-cell office:value-type="float" office:value="0.289375300401398">
                <text:p>0.289375300401398</text:p>
              </table:table-cell>
              <table:table-cell office:value-type="float" office:value="0.251247115820815">
                <text:p>0.251247115820815</text:p>
              </table:table-cell>
              <table:table-cell office:value-type="float" office:value="0.251764100276403">
                <text:p>0.251764100276403</text:p>
              </table:table-cell>
              <table:table-cell office:value-type="float" office:value="0.254006807881331">
                <text:p>0.25400680788133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218486535003235">
                <text:p>0.218486535003235</text:p>
              </table:table-cell>
              <table:table-cell office:value-type="float" office:value="0.115897692949216">
                <text:p>0.115897692949216</text:p>
              </table:table-cell>
              <table:table-cell office:value-type="float" office:value="NaN">
                <text:p>NaN</text:p>
              </table:table-cell>
              <table:table-cell office:value-type="float" office:value="0.0626240917033493">
                <text:p>0.0626240917033493</text:p>
              </table:table-cell>
              <table:table-cell office:value-type="float" office:value="0.0622745675278239">
                <text:p>0.062274567527823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138159297663783">
                <text:p>0.138159297663783</text:p>
              </table:table-cell>
              <table:table-cell office:value-type="float" office:value="0.0560749923585087">
                <text:p>0.0560749923585087</text:p>
              </table:table-cell>
              <table:table-cell office:value-type="float" office:value="NaN">
                <text:p>NaN</text:p>
              </table:table-cell>
              <table:table-cell office:value-type="float" office:value="0.0281900575374049">
                <text:p>0.0281900575374049</text:p>
              </table:table-cell>
              <table:table-cell office:value-type="float" office:value="0.0282011543985505">
                <text:p>0.028201154398550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0973775676951271">
                <text:p>0.0973775676951271</text:p>
              </table:table-cell>
              <table:table-cell office:value-type="float" office:value="0.0307082344034221">
                <text:p>0.0307082344034221</text:p>
              </table:table-cell>
              <table:table-cell office:value-type="float" office:value="NaN">
                <text:p>NaN</text:p>
              </table:table-cell>
              <table:table-cell office:value-type="float" office:value="0.0159585221086503">
                <text:p>0.0159585221086503</text:p>
              </table:table-cell>
              <table:table-cell office:value-type="float" office:value="0.0162257232215895">
                <text:p>0.01622572322158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